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345cm">
            <draw:object draw:notify-on-update-of-ranges="Planilha1.C14:Planilha1.C14 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C30:Planilha1.C30 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477cm" svg:y="15.273cm">
            <draw:object draw:notify-on-update-of-ranges="Planilha1.C46:Planilha1.C46 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C62:Planilha1.C62 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C78:Planilha1.C78 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C94:Planilha1.C94 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262cm">
            <draw:object draw:notify-on-update-of-ranges="Planilha1.C110:Planilha1.C110 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0.421cm" svg:y="54.57cm">
            <draw:object draw:notify-on-update-of-ranges="Planilha1.C126:Planilha1.C126 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0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36" calcext:value-type="float">
            <text:p>3,6E-05</text:p>
          </table:table-cell>
          <table:table-cell table:style-name="ce7" office:value-type="float" office:value="0.000137" calcext:value-type="float">
            <text:p>0,000137</text:p>
          </table:table-cell>
          <table:table-cell table:style-name="ce7" office:value-type="float" office:value="0.000297" calcext:value-type="float">
            <text:p>0,000297</text:p>
          </table:table-cell>
          <table:table-cell table:style-name="ce7" office:value-type="float" office:value="0.000716" calcext:value-type="float">
            <text:p>0,000716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6" calcext:value-type="float">
            <text:p>6,6E-05</text:p>
          </table:table-cell>
          <table:table-cell table:style-name="ce7" office:value-type="float" office:value="0.000087" calcext:value-type="float">
            <text:p>8,7E-05</text:p>
          </table:table-cell>
          <table:table-cell table:style-name="ce7" office:value-type="float" office:value="0.000184" calcext:value-type="float">
            <text:p>0,000184</text:p>
          </table:table-cell>
          <table:table-cell table:style-name="ce7"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105" calcext:value-type="float">
            <text:p>0,000105</text:p>
          </table:table-cell>
          <table:table-cell table:style-name="ce7" office:value-type="float" office:value="0.000276" calcext:value-type="float">
            <text:p>0,000276</text:p>
          </table:table-cell>
          <table:table-cell table:style-name="ce7" office:value-type="float" office:value="0.000593" calcext:value-type="float">
            <text:p>0,000593</text:p>
          </table:table-cell>
          <table:table-cell/>
          <table:table-cell table:style-name="ce7"/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089" calcext:value-type="float">
            <text:p>8,9E-05</text:p>
          </table:table-cell>
          <table:table-cell table:style-name="ce7" office:value-type="float" office:value="0.000602" calcext:value-type="float">
            <text:p>0,000602</text:p>
          </table:table-cell>
          <table:table-cell table:style-name="ce7"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584" calcext:value-type="float">
            <text:p>0,000584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124" calcext:value-type="float">
            <text:p>0,000124</text:p>
          </table:table-cell>
          <table:table-cell table:style-name="ce7" office:value-type="float" office:value="0.000669" calcext:value-type="float">
            <text:p>0,000669</text:p>
          </table:table-cell>
          <table:table-cell table:style-name="ce7" office:value-type="float" office:value="0.000584" calcext:value-type="float">
            <text:p>0,000584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7" calcext:value-type="float">
            <text:p>4,7E-05</text:p>
          </table:table-cell>
          <table:table-cell table:style-name="ce7" office:value-type="float" office:value="0.000094" calcext:value-type="float">
            <text:p>9,4E-05</text:p>
          </table:table-cell>
          <table:table-cell table:style-name="ce7" office:value-type="float" office:value="0.000068" calcext:value-type="float">
            <text:p>6,8E-05</text:p>
          </table:table-cell>
          <table:table-cell table:style-name="ce7" office:value-type="float" office:value="0.00078" calcext:value-type="float">
            <text:p>0,00078</text:p>
          </table:table-cell>
          <table:table-cell table:style-name="ce7"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637" calcext:value-type="float">
            <text:p>0,00063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1" calcext:value-type="float">
            <text:p>3,1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162" calcext:value-type="float">
            <text:p>0,000162</text:p>
          </table:table-cell>
          <table:table-cell table:style-name="ce7" office:value-type="float" office:value="0.000238" calcext:value-type="float">
            <text:p>0,000238</text:p>
          </table:table-cell>
          <table:table-cell table:style-name="ce7" office:value-type="float" office:value="0.000476" calcext:value-type="float">
            <text:p>0,000476</text:p>
          </table:table-cell>
          <table:table-cell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8" calcext:value-type="float">
            <text:p>8E-05</text:p>
          </table:table-cell>
          <table:table-cell table:style-name="ce7" office:value-type="float" office:value="0.000322" calcext:value-type="float">
            <text:p>0,000322</text:p>
          </table:table-cell>
          <table:table-cell table:style-name="ce7"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958" calcext:value-type="float">
            <text:p>0,00095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72" calcext:value-type="float">
            <text:p>7,2E-05</text:p>
          </table:table-cell>
          <table:table-cell table:style-name="ce7" office:value-type="float" office:value="0.000874" calcext:value-type="float">
            <text:p>0,000874</text:p>
          </table:table-cell>
          <table:table-cell table:style-name="ce7" office:value-type="float" office:value="0.002588" calcext:value-type="float">
            <text:p>0,002588</text:p>
          </table:table-cell>
          <table:table-cell table:style-name="ce7" office:value-type="float" office:value="0.000958" calcext:value-type="float">
            <text:p>0,000958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74" calcext:value-type="float">
            <text:p>7,4E-05</text:p>
          </table:table-cell>
          <table:table-cell table:style-name="ce7" office:value-type="float" office:value="0.000076" calcext:value-type="float">
            <text:p>7,6E-05</text:p>
          </table:table-cell>
          <table:table-cell table:style-name="ce7" office:value-type="float" office:value="0.000195" calcext:value-type="float">
            <text:p>0,000195</text:p>
          </table:table-cell>
          <table:table-cell table:style-name="ce7"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507" calcext:value-type="float">
            <text:p>0,000507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2" calcext:value-type="float">
            <text:p>3,2E-05</text:p>
          </table:table-cell>
          <table:table-cell table:style-name="ce7" office:value-type="float" office:value="0.000069" calcext:value-type="float">
            <text:p>6,9E-05</text:p>
          </table:table-cell>
          <table:table-cell table:style-name="ce7" office:value-type="float" office:value="0.000085" calcext:value-type="float">
            <text:p>8,5E-05</text:p>
          </table:table-cell>
          <table:table-cell table:style-name="ce7" office:value-type="float" office:value="0.000574" calcext:value-type="float">
            <text:p>0,000574</text:p>
          </table:table-cell>
          <table:table-cell table:style-name="ce7" office:value-type="float" office:value="0.000507" calcext:value-type="float">
            <text:p>0,00050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" calcext:value-type="float">
            <text:p>5E-05</text:p>
          </table:table-cell>
          <table:table-cell table:style-name="ce7" office:value-type="float" office:value="0.000079" calcext:value-type="float">
            <text:p>7,9E-05</text:p>
          </table:table-cell>
          <table:table-cell table:style-name="ce7" office:value-type="float" office:value="0.000408" calcext:value-type="float">
            <text:p>0,000408</text:p>
          </table:table-cell>
          <table:table-cell table:style-name="ce7"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708" calcext:value-type="float">
            <text:p>0,00070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088" calcext:value-type="float">
            <text:p>8,8E-05</text:p>
          </table:table-cell>
          <table:table-cell table:style-name="ce7" office:value-type="float" office:value="0.000241" calcext:value-type="float">
            <text:p>0,000241</text:p>
          </table:table-cell>
          <table:table-cell table:style-name="ce7" office:value-type="float" office:value="0.003972" calcext:value-type="float">
            <text:p>0,0039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39" calcext:value-type="float">
            <text:p>0,00039</text:p>
          </table:table-cell>
          <table:table-cell table:style-name="ce7"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0817" calcext:value-type="float">
            <text:p>0,00081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52" calcext:value-type="float">
            <text:p>5,2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116" calcext:value-type="float">
            <text:p>0,000116</text:p>
          </table:table-cell>
          <table:table-cell table:style-name="ce7" office:value-type="float" office:value="0.000271" calcext:value-type="float">
            <text:p>0,000271</text:p>
          </table:table-cell>
          <table:table-cell table:style-name="ce7" office:value-type="float" office:value="0.032072" calcext:value-type="float">
            <text:p>0,0320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7" calcext:value-type="float">
            <text:p>5,7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239" calcext:value-type="float">
            <text:p>0,000239</text:p>
          </table:table-cell>
          <table:table-cell table:style-name="ce7"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34" calcext:value-type="float">
            <text:p>3,4E-05</text:p>
          </table:table-cell>
          <table:table-cell table:style-name="ce7" office:value-type="float" office:value="0.005425" calcext:value-type="float">
            <text:p>0,005425</text:p>
          </table:table-cell>
          <table:table-cell table:style-name="ce7" office:value-type="float" office:value="0.000318" calcext:value-type="float">
            <text:p>0,000318</text:p>
          </table:table-cell>
          <table:table-cell table:style-name="ce7" office:value-type="float" office:value="0.000682" calcext:value-type="float">
            <text:p>0,00068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91" calcext:value-type="float">
            <text:p>9,1E-05</text:p>
          </table:table-cell>
          <table:table-cell table:style-name="ce7" office:value-type="float" office:value="0.000401" calcext:value-type="float">
            <text:p>0,000401</text:p>
          </table:table-cell>
          <table:table-cell table:style-name="ce7"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09" calcext:value-type="float">
            <text:p>0,000509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138" calcext:value-type="float">
            <text:p>0,000138</text:p>
          </table:table-cell>
          <table:table-cell table:style-name="ce7" office:value-type="float" office:value="0.000326" calcext:value-type="float">
            <text:p>0,000326</text:p>
          </table:table-cell>
          <table:table-cell table:style-name="ce7" office:value-type="float" office:value="0.000447" calcext:value-type="float">
            <text:p>0,00044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54" calcext:value-type="float">
            <text:p>5,4E-05</text:p>
          </table:table-cell>
          <table:table-cell table:style-name="ce7" office:value-type="float" office:value="0.000073" calcext:value-type="float">
            <text:p>7,3E-05</text:p>
          </table:table-cell>
          <table:table-cell table:style-name="ce7" office:value-type="float" office:value="0.000454" calcext:value-type="float">
            <text:p>0,000454</text:p>
          </table:table-cell>
          <table:table-cell table:style-name="ce7"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06" calcext:value-type="float">
            <text:p>6E-07</text:p>
          </table:table-cell>
          <table:table-cell table:style-name="ce8" table:formula="of:=AVERAGE([.E4:.E13])" office:value-type="float" office:value="0.0000317" calcext:value-type="float">
            <text:p>3,17E-05</text:p>
          </table:table-cell>
          <table:table-cell table:style-name="ce8" table:formula="of:=AVERAGE([.F4:.F13])" office:value-type="float" office:value="0.0000504" calcext:value-type="float">
            <text:p>5,04E-05</text:p>
          </table:table-cell>
          <table:table-cell table:style-name="ce8" table:formula="of:=AVERAGE([.G4:.G13])" office:value-type="float" office:value="0.0001187" calcext:value-type="float">
            <text:p>0,0001187</text:p>
          </table:table-cell>
          <table:table-cell table:style-name="ce8" table:formula="of:=AVERAGE([.H4:.H13])" office:value-type="float" office:value="0.0002621" calcext:value-type="float">
            <text:p>0,0002621</text:p>
          </table:table-cell>
          <table:table-cell table:style-name="ce8" table:formula="of:=AVERAGE([.I4:.I13])" office:value-type="float" office:value="0.0006711" calcext:value-type="float">
            <text:p>0,000671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0.000000279933340276331" calcext:value-type="float">
            <text:p>2,79933340276331E-07</text:p>
          </table:table-cell>
          <table:table-cell table:style-name="ce9" table:formula="of:=[.E15]-[.A2]*STDEV([.E4:.E13])/SQRT(10)" office:value-type="float" office:value="0.000027079773742914" calcext:value-type="float">
            <text:p>2,7079773742914E-05</text:p>
          </table:table-cell>
          <table:table-cell table:style-name="ce9" table:formula="of:=[.F15]-[.A2]*STDEV([.F4:.F13])/SQRT(10)" office:value-type="float" office:value="0.0000415947728655708" calcext:value-type="float">
            <text:p>4,15947728655708E-05</text:p>
          </table:table-cell>
          <table:table-cell table:style-name="ce9" table:formula="of:=[.G15]-[.A2]*STDEV([.G4:.G13])/SQRT(10)" office:value-type="float" office:value="0.00010421411040587" calcext:value-type="float">
            <text:p>0,000104214110406</text:p>
          </table:table-cell>
          <table:table-cell table:style-name="ce9" table:formula="of:=[.H15]-[.A2]*STDEV([.H4:.H13])/SQRT(10)" office:value-type="float" office:value="0.000233672191111128" calcext:value-type="float">
            <text:p>0,000233672191111</text:p>
          </table:table-cell>
          <table:table-cell table:style-name="ce9" table:formula="of:=[.I15]-[.A2]*STDEV([.I4:.I13])/SQRT(10)" office:value-type="float" office:value="0.000584635362768612" calcext:value-type="float">
            <text:p>0,00058463536276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0920066659723669" calcext:value-type="float">
            <text:p>9,20066659723669E-07</text:p>
          </table:table-cell>
          <table:table-cell table:style-name="ce9" table:formula="of:=[.E15]+[.A2]*STDEV([.E4:.E13])/SQRT(10)" office:value-type="float" office:value="0.000036320226257086" calcext:value-type="float">
            <text:p>3,6320226257086E-05</text:p>
          </table:table-cell>
          <table:table-cell table:style-name="ce9" table:formula="of:=[.F15]+[.A2]*STDEV([.F4:.F13])/SQRT(10)" office:value-type="float" office:value="0.0000592052271344292" calcext:value-type="float">
            <text:p>5,92052271344292E-05</text:p>
          </table:table-cell>
          <table:table-cell table:style-name="ce9" table:formula="of:=[.G15]+[.A2]*STDEV([.G4:.G13])/SQRT(10)" office:value-type="float" office:value="0.00013318588959413" calcext:value-type="float">
            <text:p>0,000133185889594</text:p>
          </table:table-cell>
          <table:table-cell table:style-name="ce9" table:formula="of:=[.H15]+[.A2]*STDEV([.H4:.H13])/SQRT(10)" office:value-type="float" office:value="0.000290527808888872" calcext:value-type="float">
            <text:p>0,000290527808889</text:p>
          </table:table-cell>
          <table:table-cell table:style-name="ce9" table:formula="of:=[.I15]+[.A2]*STDEV([.I4:.I13])/SQRT(10)" office:value-type="float" office:value="0.000757564637231388" calcext:value-type="float">
            <text:p>0,00075756463723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61" calcext:value-type="float">
            <text:p>0,0006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683" calcext:value-type="float">
            <text:p>0,0006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5E-06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9" calcext:value-type="float">
            <text:p>9E-07</text:p>
          </table:table-cell>
          <table:table-cell table:style-name="ce8" table:formula="of:=AVERAGE([.E20:.E29])" office:value-type="float" office:value="0.0000383" calcext:value-type="float">
            <text:p>3,83E-05</text:p>
          </table:table-cell>
          <table:table-cell table:style-name="ce8" table:formula="of:=AVERAGE([.F20:.F29])" office:value-type="float" office:value="0.0000616" calcext:value-type="float">
            <text:p>6,16E-05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03661" calcext:value-type="float">
            <text:p>0,0003661</text:p>
          </table:table-cell>
          <table:table-cell table:style-name="ce8" table:formula="of:=AVERAGE([.I20:.I29])" office:value-type="float" office:value="0.0006041" calcext:value-type="float">
            <text:p>0,000604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-0.0000000445130432603293" calcext:value-type="float">
            <text:p>-4,45130432603293E-08</text:p>
          </table:table-cell>
          <table:table-cell table:style-name="ce9" table:formula="of:=[.E31]-[.A18]*STDEV([.E20:.E29])/SQRT(10)" office:value-type="float" office:value="0.0000329200072697282" calcext:value-type="float">
            <text:p>3,29200072697282E-05</text:p>
          </table:table-cell>
          <table:table-cell table:style-name="ce9" table:formula="of:=[.F31]-[.A18]*STDEV([.F20:.F29])/SQRT(10)" office:value-type="float" office:value="0.0000544897639982909" calcext:value-type="float">
            <text:p>5,44897639982909E-05</text:p>
          </table:table-cell>
          <table:table-cell table:style-name="ce9" table:formula="of:=[.G31]-[.A18]*STDEV([.G20:.G29])/SQRT(10)" office:value-type="float" office:value="0.000101118518670737" calcext:value-type="float">
            <text:p>0,000101118518671</text:p>
          </table:table-cell>
          <table:table-cell table:style-name="ce9" table:formula="of:=[.H31]-[.A18]*STDEV([.H20:.H29])/SQRT(10)" office:value-type="float" office:value="0.000310190200755542" calcext:value-type="float">
            <text:p>0,000310190200756</text:p>
          </table:table-cell>
          <table:table-cell table:style-name="ce9" table:formula="of:=[.I31]-[.A18]*STDEV([.I20:.I29])/SQRT(10)" office:value-type="float" office:value="0.000541733216119832" calcext:value-type="float">
            <text:p>0,00054173321612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184451304326033" calcext:value-type="float">
            <text:p>1,84451304326033E-06</text:p>
          </table:table-cell>
          <table:table-cell table:style-name="ce9" table:formula="of:=[.E31]+[.A18]*STDEV([.E20:.E29])/SQRT(10)" office:value-type="float" office:value="0.0000436799927302718" calcext:value-type="float">
            <text:p>4,36799927302718E-05</text:p>
          </table:table-cell>
          <table:table-cell table:style-name="ce9" table:formula="of:=[.F31]+[.A18]*STDEV([.F20:.F29])/SQRT(10)" office:value-type="float" office:value="0.0000687102360017091" calcext:value-type="float">
            <text:p>6,87102360017091E-05</text:p>
          </table:table-cell>
          <table:table-cell table:style-name="ce9" table:formula="of:=[.G31]+[.A18]*STDEV([.G20:.G29])/SQRT(10)" office:value-type="float" office:value="0.000146681481329263" calcext:value-type="float">
            <text:p>0,000146681481329</text:p>
          </table:table-cell>
          <table:table-cell table:style-name="ce9" table:formula="of:=[.H31]+[.A18]*STDEV([.H20:.H29])/SQRT(10)" office:value-type="float" office:value="0.000422009799244458" calcext:value-type="float">
            <text:p>0,000422009799244</text:p>
          </table:table-cell>
          <table:table-cell table:style-name="ce9" table:formula="of:=[.I31]+[.A18]*STDEV([.I20:.I29])/SQRT(10)" office:value-type="float" office:value="0.000666466783880168" calcext:value-type="float">
            <text:p>0,00066646678388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729" calcext:value-type="float">
            <text:p>0,0007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34" calcext:value-type="float">
            <text:p>0,0006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644" calcext:value-type="float">
            <text:p>0,0006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9" calcext:value-type="float">
            <text:p>9E-07</text:p>
          </table:table-cell>
          <table:table-cell table:style-name="ce8" table:formula="of:=AVERAGE([.E36:.E45])" office:value-type="float" office:value="0.0000402" calcext:value-type="float">
            <text:p>4,02E-05</text:p>
          </table:table-cell>
          <table:table-cell table:style-name="ce8" table:formula="of:=AVERAGE([.F36:.F45])" office:value-type="float" office:value="0.0000512" calcext:value-type="float">
            <text:p>5,12E-05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3143" calcext:value-type="float">
            <text:p>0,0003143</text:p>
          </table:table-cell>
          <table:table-cell table:style-name="ce8" table:formula="of:=AVERAGE([.I36:.I45])" office:value-type="float" office:value="0.000591" calcext:value-type="float">
            <text:p>0,00059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0.000000704" calcext:value-type="float">
            <text:p>7,04E-07</text:p>
          </table:table-cell>
          <table:table-cell table:style-name="ce9" table:formula="of:=[.E47]-[.A34]*STDEV([.E36:.E45])/SQRT(10)" office:value-type="float" office:value="0.0000362930885173409" calcext:value-type="float">
            <text:p>3,62930885173409E-05</text:p>
          </table:table-cell>
          <table:table-cell table:style-name="ce9" table:formula="of:=[.F47]-[.A34]*STDEV([.F36:.F45])/SQRT(10)" office:value-type="float" office:value="0.0000457275776641215" calcext:value-type="float">
            <text:p>4,57275776641215E-05</text:p>
          </table:table-cell>
          <table:table-cell table:style-name="ce9" table:formula="of:=[.G47]-[.A34]*STDEV([.G36:.G45])/SQRT(10)" office:value-type="float" office:value="0.000107094795673014" calcext:value-type="float">
            <text:p>0,000107094795673</text:p>
          </table:table-cell>
          <table:table-cell table:style-name="ce9" table:formula="of:=[.H47]-[.A34]*STDEV([.H36:.H45])/SQRT(10)" office:value-type="float" office:value="0.000249805674585537" calcext:value-type="float">
            <text:p>0,000249805674586</text:p>
          </table:table-cell>
          <table:table-cell table:style-name="ce9" table:formula="of:=[.I47]-[.A34]*STDEV([.I36:.I45])/SQRT(10)" office:value-type="float" office:value="0.000517409605216139" calcext:value-type="float">
            <text:p>0,000517409605216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1096" calcext:value-type="float">
            <text:p>1,096E-06</text:p>
          </table:table-cell>
          <table:table-cell table:style-name="ce9" table:formula="of:=[.E47]+[.A34]*STDEV([.E36:.E45])/SQRT(10)" office:value-type="float" office:value="0.0000441069114826591" calcext:value-type="float">
            <text:p>4,41069114826591E-05</text:p>
          </table:table-cell>
          <table:table-cell table:style-name="ce9" table:formula="of:=[.F47]+[.A34]*STDEV([.F36:.F45])/SQRT(10)" office:value-type="float" office:value="0.0000566724223358785" calcext:value-type="float">
            <text:p>5,66724223358785E-05</text:p>
          </table:table-cell>
          <table:table-cell table:style-name="ce9" table:formula="of:=[.G47]+[.A34]*STDEV([.G36:.G45])/SQRT(10)" office:value-type="float" office:value="0.000148505204326986" calcext:value-type="float">
            <text:p>0,000148505204327</text:p>
          </table:table-cell>
          <table:table-cell table:style-name="ce9" table:formula="of:=[.H47]+[.A34]*STDEV([.H36:.H45])/SQRT(10)" office:value-type="float" office:value="0.000378794325414463" calcext:value-type="float">
            <text:p>0,000378794325414</text:p>
          </table:table-cell>
          <table:table-cell table:style-name="ce9" table:formula="of:=[.I47]+[.A34]*STDEV([.I36:.I45])/SQRT(10)" office:value-type="float" office:value="0.00066459039478386" calcext:value-type="float">
            <text:p>0,000664590394784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968" calcext:value-type="float">
            <text:p>0,00096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1008" calcext:value-type="float">
            <text:p>0,0010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103" calcext:value-type="float">
            <text:p>0,0010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607" calcext:value-type="float">
            <text:p>0,00060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00951" calcext:value-type="float">
            <text:p>0,00095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8" calcext:value-type="float">
            <text:p>8E-07</text:p>
          </table:table-cell>
          <table:table-cell table:style-name="ce8" table:formula="of:=AVERAGE([.E52:.E61])" office:value-type="float" office:value="0.0000531" calcext:value-type="float">
            <text:p>5,31E-05</text:p>
          </table:table-cell>
          <table:table-cell table:style-name="ce8" table:formula="of:=AVERAGE([.F52:.F61])" office:value-type="float" office:value="0.0000803" calcext:value-type="float">
            <text:p>8,03E-05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3399" calcext:value-type="float">
            <text:p>0,0003399</text:p>
          </table:table-cell>
          <table:table-cell table:style-name="ce8" table:formula="of:=AVERAGE([.I52:.I61])" office:value-type="float" office:value="0.0007906" calcext:value-type="float">
            <text:p>0,0007906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538666666666667" calcext:value-type="float">
            <text:p>5,38666666666667E-07</text:p>
          </table:table-cell>
          <table:table-cell table:style-name="ce9" table:formula="of:=[.E63]-[.A50]*STDEV([.E52:.E61])/SQRT(10)" office:value-type="float" office:value="0.0000490678163622066" calcext:value-type="float">
            <text:p>4,90678163622066E-05</text:p>
          </table:table-cell>
          <table:table-cell table:style-name="ce9" table:formula="of:=[.F63]-[.A50]*STDEV([.F52:.F61])/SQRT(10)" office:value-type="float" office:value="0.0000678418737988233" calcext:value-type="float">
            <text:p>6,78418737988233E-05</text:p>
          </table:table-cell>
          <table:table-cell table:style-name="ce9" table:formula="of:=[.G63]-[.A50]*STDEV([.G52:.G61])/SQRT(10)" office:value-type="float" office:value="0.000181740185145112" calcext:value-type="float">
            <text:p>0,000181740185145</text:p>
          </table:table-cell>
          <table:table-cell table:style-name="ce9" table:formula="of:=[.H63]-[.A50]*STDEV([.H52:.H61])/SQRT(10)" office:value-type="float" office:value="0.000293392531944978" calcext:value-type="float">
            <text:p>0,000293392531945</text:p>
          </table:table-cell>
          <table:table-cell table:style-name="ce9" table:formula="of:=[.I63]-[.A50]*STDEV([.I52:.I61])/SQRT(10)" office:value-type="float" office:value="0.000670692702592563" calcext:value-type="float">
            <text:p>0,000670692702593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106133333333333" calcext:value-type="float">
            <text:p>1,06133333333333E-06</text:p>
          </table:table-cell>
          <table:table-cell table:style-name="ce9" table:formula="of:=[.E63]+[.A50]*STDEV([.E52:.E61])/SQRT(10)" office:value-type="float" office:value="0.0000571321836377934" calcext:value-type="float">
            <text:p>5,71321836377934E-05</text:p>
          </table:table-cell>
          <table:table-cell table:style-name="ce9" table:formula="of:=[.F63]+[.A50]*STDEV([.F52:.F61])/SQRT(10)" office:value-type="float" office:value="0.0000927581262011767" calcext:value-type="float">
            <text:p>9,27581262011767E-05</text:p>
          </table:table-cell>
          <table:table-cell table:style-name="ce9" table:formula="of:=[.G63]+[.A50]*STDEV([.G52:.G61])/SQRT(10)" office:value-type="float" office:value="0.000210459814854888" calcext:value-type="float">
            <text:p>0,000210459814855</text:p>
          </table:table-cell>
          <table:table-cell table:style-name="ce9" table:formula="of:=[.H63]+[.A50]*STDEV([.H52:.H61])/SQRT(10)" office:value-type="float" office:value="0.000386407468055022" calcext:value-type="float">
            <text:p>0,000386407468055</text:p>
          </table:table-cell>
          <table:table-cell table:style-name="ce9" table:formula="of:=[.I63]+[.A50]*STDEV([.I52:.I61])/SQRT(10)" office:value-type="float" office:value="0.000910507297407437" calcext:value-type="float">
            <text:p>0,000910507297407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01279" calcext:value-type="float">
            <text:p>0,00127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665" calcext:value-type="float">
            <text:p>0,00066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986" calcext:value-type="float">
            <text:p>0,0009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524" calcext:value-type="float">
            <text:p>0,0005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896" calcext:value-type="float">
            <text:p>0,00089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8" calcext:value-type="float">
            <text:p>9,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1224" calcext:value-type="float">
            <text:p>0,0012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5" calcext:value-type="float">
            <text:p>5E-07</text:p>
          </table:table-cell>
          <table:table-cell table:style-name="ce8" table:formula="of:=AVERAGE([.E68:.E77])" office:value-type="float" office:value="0.0000838" calcext:value-type="float">
            <text:p>8,38E-05</text:p>
          </table:table-cell>
          <table:table-cell table:style-name="ce8" table:formula="of:=AVERAGE([.F68:.F77])" office:value-type="float" office:value="0.0001028" calcext:value-type="float">
            <text:p>0,0001028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02916" calcext:value-type="float">
            <text:p>0,0002916</text:p>
          </table:table-cell>
          <table:table-cell table:style-name="ce8" table:formula="of:=AVERAGE([.I68:.I77])" office:value-type="float" office:value="0.0007905" calcext:value-type="float">
            <text:p>0,0007905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617306764100413" calcext:value-type="float">
            <text:p>6,17306764100413E-08</text:p>
          </table:table-cell>
          <table:table-cell table:style-name="ce9" table:formula="of:=[.E79]-[.A66]*STDEV([.E68:.E77])/SQRT(10)" office:value-type="float" office:value="0.0000738581641757895" calcext:value-type="float">
            <text:p>7,38581641757895E-05</text:p>
          </table:table-cell>
          <table:table-cell table:style-name="ce9" table:formula="of:=[.F79]-[.A66]*STDEV([.F68:.F77])/SQRT(10)" office:value-type="float" office:value="0.0000883650291306148" calcext:value-type="float">
            <text:p>8,83650291306148E-05</text:p>
          </table:table-cell>
          <table:table-cell table:style-name="ce9" table:formula="of:=[.G79]-[.A66]*STDEV([.G68:.G77])/SQRT(10)" office:value-type="float" office:value="0.000248177987806286" calcext:value-type="float">
            <text:p>0,000248177987806</text:p>
          </table:table-cell>
          <table:table-cell table:style-name="ce9" table:formula="of:=[.H79]-[.A66]*STDEV([.H68:.H77])/SQRT(10)" office:value-type="float" office:value="0.000242642528678227" calcext:value-type="float">
            <text:p>0,000242642528678</text:p>
          </table:table-cell>
          <table:table-cell table:style-name="ce9" table:formula="of:=[.I79]-[.A66]*STDEV([.I68:.I77])/SQRT(10)" office:value-type="float" office:value="0.000612098064758877" calcext:value-type="float">
            <text:p>0,00061209806475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938269323589959" calcext:value-type="float">
            <text:p>9,38269323589959E-07</text:p>
          </table:table-cell>
          <table:table-cell table:style-name="ce9" table:formula="of:=[.E79]+[.A66]*STDEV([.E68:.E77])/SQRT(10)" office:value-type="float" office:value="0.0000937418358242105" calcext:value-type="float">
            <text:p>9,37418358242105E-05</text:p>
          </table:table-cell>
          <table:table-cell table:style-name="ce9" table:formula="of:=[.F79]+[.A66]*STDEV([.F68:.F77])/SQRT(10)" office:value-type="float" office:value="0.000117234970869385" calcext:value-type="float">
            <text:p>0,000117234970869</text:p>
          </table:table-cell>
          <table:table-cell table:style-name="ce9" table:formula="of:=[.G79]+[.A66]*STDEV([.G68:.G77])/SQRT(10)" office:value-type="float" office:value="0.000306022012193714" calcext:value-type="float">
            <text:p>0,000306022012194</text:p>
          </table:table-cell>
          <table:table-cell table:style-name="ce9" table:formula="of:=[.H79]+[.A66]*STDEV([.H68:.H77])/SQRT(10)" office:value-type="float" office:value="0.000340557471321773" calcext:value-type="float">
            <text:p>0,000340557471322</text:p>
          </table:table-cell>
          <table:table-cell table:style-name="ce9" table:formula="of:=[.I79]+[.A66]*STDEV([.I68:.I77])/SQRT(10)" office:value-type="float" office:value="0.000968901935241123" calcext:value-type="float">
            <text:p>0,00096890193524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794" calcext:value-type="float">
            <text:p>0,0007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854" calcext:value-type="float">
            <text:p>0,0008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738" calcext:value-type="float">
            <text:p>0,00073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852" calcext:value-type="float">
            <text:p>0,00085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518" calcext:value-type="float">
            <text:p>0,000518</text:p>
          </table:table-cell>
          <table:table-cell office:value-type="float" office:value="0.001094" calcext:value-type="float">
            <text:p>0,0010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618" calcext:value-type="float">
            <text:p>0,00061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971" calcext:value-type="float">
            <text:p>0,00097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2" calcext:value-type="float">
            <text:p>0,0015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595" calcext:value-type="float">
            <text:p>0,00059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5" calcext:value-type="float">
            <text:p>5E-07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4738" calcext:value-type="float">
            <text:p>0,0004738</text:p>
          </table:table-cell>
          <table:table-cell table:style-name="ce8" table:formula="of:=AVERAGE([.I84:.I93])" office:value-type="float" office:value="0.0008604" calcext:value-type="float">
            <text:p>0,0008604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173333333333333" calcext:value-type="float">
            <text:p>1,73333333333333E-07</text:p>
          </table:table-cell>
          <table:table-cell table:style-name="ce9" table:formula="of:=[.E95]-[.A82]*STDEV([.E84:.E93])/SQRT(10)" office:value-type="float" office:value="0.000103270879122872" calcext:value-type="float">
            <text:p>0,000103270879123</text:p>
          </table:table-cell>
          <table:table-cell table:style-name="ce9" table:formula="of:=[.F95]-[.A82]*STDEV([.F84:.F93])/SQRT(10)" office:value-type="float" office:value="0.000166181775910889" calcext:value-type="float">
            <text:p>0,000166181775911</text:p>
          </table:table-cell>
          <table:table-cell table:style-name="ce9" table:formula="of:=[.G95]-[.A82]*STDEV([.G84:.G93])/SQRT(10)" office:value-type="float" office:value="0.000355690293448691" calcext:value-type="float">
            <text:p>0,000355690293449</text:p>
          </table:table-cell>
          <table:table-cell table:style-name="ce9" table:formula="of:=[.H95]-[.A82]*STDEV([.H84:.H93])/SQRT(10)" office:value-type="float" office:value="0.000412374991180754" calcext:value-type="float">
            <text:p>0,000412374991181</text:p>
          </table:table-cell>
          <table:table-cell table:style-name="ce9" table:formula="of:=[.I95]-[.A82]*STDEV([.I84:.I93])/SQRT(10)" office:value-type="float" office:value="0.000683146873858002" calcext:value-type="float">
            <text:p>0,000683146873858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826666666666667" calcext:value-type="float">
            <text:p>8,26666666666667E-07</text:p>
          </table:table-cell>
          <table:table-cell table:style-name="ce9" table:formula="of:=[.E95]+[.A82]*STDEV([.E84:.E93])/SQRT(10)" office:value-type="float" office:value="0.000135729120877128" calcext:value-type="float">
            <text:p>0,000135729120877</text:p>
          </table:table-cell>
          <table:table-cell table:style-name="ce9" table:formula="of:=[.F95]+[.A82]*STDEV([.F84:.F93])/SQRT(10)" office:value-type="float" office:value="0.000197818224089111" calcext:value-type="float">
            <text:p>0,000197818224089</text:p>
          </table:table-cell>
          <table:table-cell table:style-name="ce9" table:formula="of:=[.G95]+[.A82]*STDEV([.G84:.G93])/SQRT(10)" office:value-type="float" office:value="0.000417309706551309" calcext:value-type="float">
            <text:p>0,000417309706551</text:p>
          </table:table-cell>
          <table:table-cell table:style-name="ce9" table:formula="of:=[.H95]+[.A82]*STDEV([.H84:.H93])/SQRT(10)" office:value-type="float" office:value="0.000535225008819246" calcext:value-type="float">
            <text:p>0,000535225008819</text:p>
          </table:table-cell>
          <table:table-cell table:style-name="ce9" table:formula="of:=[.I95]+[.A82]*STDEV([.I84:.I93])/SQRT(10)" office:value-type="float" office:value="0.001037653126142" calcext:value-type="float">
            <text:p>0,001037653126142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1844" calcext:value-type="float">
            <text:p>0,0018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0.000904" calcext:value-type="float">
            <text:p>0,000904</text:p>
          </table:table-cell>
          <table:table-cell office:value-type="float" office:value="0.000999" calcext:value-type="float">
            <text:p>0,00099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1725" calcext:value-type="float">
            <text:p>0,00172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1113" calcext:value-type="float">
            <text:p>0,0011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1696" calcext:value-type="float">
            <text:p>0,00169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778" calcext:value-type="float">
            <text:p>0,00077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1868" calcext:value-type="float">
            <text:p>0,00186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471" calcext:value-type="float">
            <text:p>0,0014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5" calcext:value-type="float">
            <text:p>5E-07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4183" calcext:value-type="float">
            <text:p>0,0004183</text:p>
          </table:table-cell>
          <table:table-cell table:style-name="ce8" table:formula="of:=AVERAGE([.H100:.H109])" office:value-type="float" office:value="0.0007271" calcext:value-type="float">
            <text:p>0,0007271</text:p>
          </table:table-cell>
          <table:table-cell table:style-name="ce8" table:formula="of:=AVERAGE([.I100:.I109])" office:value-type="float" office:value="0.0012737" calcext:value-type="float">
            <text:p>0,0012737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617306764100413" calcext:value-type="float">
            <text:p>6,17306764100413E-08</text:p>
          </table:table-cell>
          <table:table-cell table:style-name="ce9" table:formula="of:=[.E111]-[.A98]*STDEV([.E100:.E109])/SQRT(10)" office:value-type="float" office:value="0.000172426001302492" calcext:value-type="float">
            <text:p>0,000172426001302</text:p>
          </table:table-cell>
          <table:table-cell table:style-name="ce9" table:formula="of:=[.F111]-[.A98]*STDEV([.F100:.F109])/SQRT(10)" office:value-type="float" office:value="0.000321438574647004" calcext:value-type="float">
            <text:p>0,000321438574647</text:p>
          </table:table-cell>
          <table:table-cell table:style-name="ce9" table:formula="of:=[.G111]-[.A98]*STDEV([.G100:.G109])/SQRT(10)" office:value-type="float" office:value="0.000358438799046832" calcext:value-type="float">
            <text:p>0,000358438799047</text:p>
          </table:table-cell>
          <table:table-cell table:style-name="ce9" table:formula="of:=[.H111]-[.A98]*STDEV([.H100:.H109])/SQRT(10)" office:value-type="float" office:value="0.000563877653441693" calcext:value-type="float">
            <text:p>0,000563877653442</text:p>
          </table:table-cell>
          <table:table-cell table:style-name="ce9" table:formula="of:=[.I111]-[.A98]*STDEV([.I100:.I109])/SQRT(10)" office:value-type="float" office:value="0.000960527946298595" calcext:value-type="float">
            <text:p>0,00096052794629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938269323589959" calcext:value-type="float">
            <text:p>9,38269323589959E-07</text:p>
          </table:table-cell>
          <table:table-cell table:style-name="ce9" table:formula="of:=[.E111]+[.A98]*STDEV([.E100:.E109])/SQRT(10)" office:value-type="float" office:value="0.000219173998697508" calcext:value-type="float">
            <text:p>0,000219173998698</text:p>
          </table:table-cell>
          <table:table-cell table:style-name="ce9" table:formula="of:=[.F111]+[.A98]*STDEV([.F100:.F109])/SQRT(10)" office:value-type="float" office:value="0.000402561425352996" calcext:value-type="float">
            <text:p>0,000402561425353</text:p>
          </table:table-cell>
          <table:table-cell table:style-name="ce9" table:formula="of:=[.G111]+[.A98]*STDEV([.G100:.G109])/SQRT(10)" office:value-type="float" office:value="0.000478161200953168" calcext:value-type="float">
            <text:p>0,000478161200953</text:p>
          </table:table-cell>
          <table:table-cell table:style-name="ce9" table:formula="of:=[.H111]+[.A98]*STDEV([.H100:.H109])/SQRT(10)" office:value-type="float" office:value="0.000890322346558307" calcext:value-type="float">
            <text:p>0,000890322346558</text:p>
          </table:table-cell>
          <table:table-cell table:style-name="ce9" table:formula="of:=[.I111]+[.A98]*STDEV([.I100:.I109])/SQRT(10)" office:value-type="float" office:value="0.0015868720537014" calcext:value-type="float">
            <text:p>0,00158687205370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741" calcext:value-type="float">
            <text:p>0,0007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416" calcext:value-type="float">
            <text:p>0,0014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711" calcext:value-type="float">
            <text:p>0,0007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766" calcext:value-type="float">
            <text:p>0,0007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305" calcext:value-type="float">
            <text:p>0,000305</text:p>
          </table:table-cell>
          <table:table-cell office:value-type="float" office:value="0.000682" calcext:value-type="float">
            <text:p>0,0006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4" calcext:value-type="float">
            <text:p>4E-07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5004" calcext:value-type="float">
            <text:p>0,0005004</text:p>
          </table:table-cell>
          <table:table-cell table:style-name="ce8" table:formula="of:=AVERAGE([.G116:.G125])" office:value-type="float" office:value="0.0007274" calcext:value-type="float">
            <text:p>0,0007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06891" calcext:value-type="float">
            <text:p>0,000689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0.0000000799333402763314" calcext:value-type="float">
            <text:p>7,99333402763314E-08</text:p>
          </table:table-cell>
          <table:table-cell table:style-name="ce9" table:formula="of:=[.E127]-[.A114]*STDEV([.E116:.E125])/SQRT(10)" office:value-type="float" office:value="0.00033733633962535" calcext:value-type="float">
            <text:p>0,000337336339625</text:p>
          </table:table-cell>
          <table:table-cell table:style-name="ce9" table:formula="of:=[.F127]-[.A114]*STDEV([.F116:.F125])/SQRT(10)" office:value-type="float" office:value="0.000414307026339092" calcext:value-type="float">
            <text:p>0,000414307026339</text:p>
          </table:table-cell>
          <table:table-cell table:style-name="ce9" table:formula="of:=[.G127]-[.A114]*STDEV([.G116:.G125])/SQRT(10)" office:value-type="float" office:value="0.000689507567826807" calcext:value-type="float">
            <text:p>0,000689507567827</text:p>
          </table:table-cell>
          <table:table-cell table:style-name="ce9" table:formula="of:=[.H127]-[.A114]*STDEV([.H116:.H125])/SQRT(10)" office:value-type="float" office:value="0.00031306933701354" calcext:value-type="float">
            <text:p>0,000313069337014</text:p>
          </table:table-cell>
          <table:table-cell table:style-name="ce9" table:formula="of:=[.I127]-[.A114]*STDEV([.I116:.I125])/SQRT(10)" office:value-type="float" office:value="0.00048863641200014" calcext:value-type="float">
            <text:p>0,000488636412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720066659723669" calcext:value-type="float">
            <text:p>7,20066659723669E-07</text:p>
          </table:table-cell>
          <table:table-cell table:style-name="ce9" table:formula="of:=[.E127]+[.A114]*STDEV([.E116:.E125])/SQRT(10)" office:value-type="float" office:value="0.00042946366037465" calcext:value-type="float">
            <text:p>0,000429463660375</text:p>
          </table:table-cell>
          <table:table-cell table:style-name="ce9" table:formula="of:=[.F127]+[.A114]*STDEV([.F116:.F125])/SQRT(10)" office:value-type="float" office:value="0.000586492973660908" calcext:value-type="float">
            <text:p>0,000586492973661</text:p>
          </table:table-cell>
          <table:table-cell table:style-name="ce9" table:formula="of:=[.G127]+[.A114]*STDEV([.G116:.G125])/SQRT(10)" office:value-type="float" office:value="0.000765292432173193" calcext:value-type="float">
            <text:p>0,000765292432173</text:p>
          </table:table-cell>
          <table:table-cell table:style-name="ce9" table:formula="of:=[.H127]+[.A114]*STDEV([.H116:.H125])/SQRT(10)" office:value-type="float" office:value="0.00044253066298646" calcext:value-type="float">
            <text:p>0,000442530662986</text:p>
          </table:table-cell>
          <table:table-cell table:style-name="ce9" table:formula="of:=[.I127]+[.A114]*STDEV([.I116:.I125])/SQRT(10)" office:value-type="float" office:value="0.00088956358799986" calcext:value-type="float">
            <text:p>0,000889563588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Default" table:number-columns-repeated="8"/>
          <table:table-cell table:number-columns-repeated="45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0.293cm" svg:y="0.027cm">
            <draw:object draw:notify-on-update-of-ranges="Planilha2.C14:Planilha2.C14 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0.457cm" svg:y="7.332cm">
            <draw:object draw:notify-on-update-of-ranges="Planilha2.C30:Planilha2.C30 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0.155cm" svg:y="14.875cm">
            <draw:object draw:notify-on-update-of-ranges="Planilha2.C46:Planilha2.C46 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0.458cm" svg:y="23.003cm">
            <draw:object draw:notify-on-update-of-ranges="Planilha2.C62:Planilha2.C62 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0.458cm" svg:y="30.414cm">
            <draw:object draw:notify-on-update-of-ranges="Planilha2.C78:Planilha2.C78 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0.43cm" svg:y="37.825cm">
            <draw:object draw:notify-on-update-of-ranges="Planilha2.C94:Planilha2.C94 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C110:Planilha2.C110 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173cm" svg:y="52.939cm">
            <draw:object draw:notify-on-update-of-ranges="Planilha2.C126:Planilha2.C126 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33" calcext:value-type="float">
            <text:p>3,3E-05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34" calcext:value-type="float">
            <text:p>3,4E-06</text:p>
          </table:table-cell>
          <table:table-cell table:style-name="ce8" table:formula="of:=AVERAGE([.E4:.E13])" office:value-type="float" office:value="0.0000314" calcext:value-type="float">
            <text:p>3,14E-05</text:p>
          </table:table-cell>
          <table:table-cell table:style-name="ce8" table:formula="of:=AVERAGE([.F4:.F13])" office:value-type="float" office:value="0.000062" calcext:value-type="float">
            <text:p>6,2E-05</text:p>
          </table:table-cell>
          <table:table-cell table:style-name="ce8" table:formula="of:=AVERAGE([.G4:.G13])" office:value-type="float" office:value="0.0000797" calcext:value-type="float">
            <text:p>7,97E-05</text:p>
          </table:table-cell>
          <table:table-cell table:style-name="ce8" table:formula="of:=AVERAGE([.H4:.H13])" office:value-type="float" office:value="0.0003975" calcext:value-type="float">
            <text:p>0,0003975</text:p>
          </table:table-cell>
          <table:table-cell table:style-name="ce8" table:formula="of:=AVERAGE([.I4:.I13])" office:value-type="float" office:value="0.0013319" calcext:value-type="float">
            <text:p>0,001331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-0.0000030491644936896" calcext:value-type="float">
            <text:p>-3,0491644936896E-06</text:p>
          </table:table-cell>
          <table:table-cell table:style-name="ce9" table:formula="of:=[.E15]-[.A2]*STDEV([.E4:.E13])/SQRT(10)" office:value-type="float" office:value="0.0000268716882714293" calcext:value-type="float">
            <text:p>2,68716882714293E-05</text:p>
          </table:table-cell>
          <table:table-cell table:style-name="ce9" table:formula="of:=[.F15]-[.A2]*STDEV([.F4:.F13])/SQRT(10)" office:value-type="float" office:value="0.0000536536826484171" calcext:value-type="float">
            <text:p>5,36536826484171E-05</text:p>
          </table:table-cell>
          <table:table-cell table:style-name="ce9" table:formula="of:=[.G15]-[.A2]*STDEV([.G4:.G13])/SQRT(10)" office:value-type="float" office:value="0.000075182541324053" calcext:value-type="float">
            <text:p>7,5182541324053E-05</text:p>
          </table:table-cell>
          <table:table-cell table:style-name="ce9" table:formula="of:=[.H15]-[.A2]*STDEV([.H4:.H13])/SQRT(10)" office:value-type="float" office:value="0.000282671485655057" calcext:value-type="float">
            <text:p>0,000282671485655</text:p>
          </table:table-cell>
          <table:table-cell table:style-name="ce9" table:formula="of:=[.I15]-[.A2]*STDEV([.I4:.I13])/SQRT(10)" office:value-type="float" office:value="0.00109015864139448" calcext:value-type="float">
            <text:p>0,00109015864139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98491644936896" calcext:value-type="float">
            <text:p>9,8491644936896E-06</text:p>
          </table:table-cell>
          <table:table-cell table:style-name="ce9" table:formula="of:=[.E15]+[.A2]*STDEV([.E4:.E13])/SQRT(10)" office:value-type="float" office:value="0.0000359283117285707" calcext:value-type="float">
            <text:p>3,59283117285707E-05</text:p>
          </table:table-cell>
          <table:table-cell table:style-name="ce9" table:formula="of:=[.F15]+[.A2]*STDEV([.F4:.F13])/SQRT(10)" office:value-type="float" office:value="0.0000703463173515829" calcext:value-type="float">
            <text:p>7,03463173515829E-05</text:p>
          </table:table-cell>
          <table:table-cell table:style-name="ce9" table:formula="of:=[.G15]+[.A2]*STDEV([.G4:.G13])/SQRT(10)" office:value-type="float" office:value="0.000084217458675947" calcext:value-type="float">
            <text:p>8,4217458675947E-05</text:p>
          </table:table-cell>
          <table:table-cell table:style-name="ce9" table:formula="of:=[.H15]+[.A2]*STDEV([.H4:.H13])/SQRT(10)" office:value-type="float" office:value="0.000512328514344943" calcext:value-type="float">
            <text:p>0,000512328514345</text:p>
          </table:table-cell>
          <table:table-cell table:style-name="ce9" table:formula="of:=[.I15]+[.A2]*STDEV([.I4:.I13])/SQRT(10)" office:value-type="float" office:value="0.00157364135860552" calcext:value-type="float">
            <text:p>0,00157364135860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1009" calcext:value-type="float">
            <text:p>0,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82" calcext:value-type="float">
            <text:p>0,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264" calcext:value-type="float">
            <text:p>0,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1317" calcext:value-type="float">
            <text:p>0,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1386" calcext:value-type="float">
            <text:p>0,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138" calcext:value-type="float">
            <text:p>0,001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7" calcext:value-type="float">
            <text:p>7E-07</text:p>
          </table:table-cell>
          <table:table-cell table:style-name="ce8" table:formula="of:=AVERAGE([.E20:.E29])" office:value-type="float" office:value="0.0000286" calcext:value-type="float">
            <text:p>2,86E-05</text:p>
          </table:table-cell>
          <table:table-cell table:style-name="ce8" table:formula="of:=AVERAGE([.F20:.F29])" office:value-type="float" office:value="0.0000649" calcext:value-type="float">
            <text:p>6,49E-05</text:p>
          </table:table-cell>
          <table:table-cell table:style-name="ce8" table:formula="of:=AVERAGE([.G20:.G29])" office:value-type="float" office:value="0.0000794" calcext:value-type="float">
            <text:p>7,94E-05</text:p>
          </table:table-cell>
          <table:table-cell table:style-name="ce8" table:formula="of:=AVERAGE([.H20:.H29])" office:value-type="float" office:value="0.0004119" calcext:value-type="float">
            <text:p>0,0004119</text:p>
          </table:table-cell>
          <table:table-cell table:style-name="ce8" table:formula="of:=AVERAGE([.I20:.I29])" office:value-type="float" office:value="0.0011949" calcext:value-type="float">
            <text:p>0,001194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0.000000400605054596218" calcext:value-type="float">
            <text:p>4,00605054596218E-07</text:p>
          </table:table-cell>
          <table:table-cell table:style-name="ce9" table:formula="of:=[.E31]-[.A18]*STDEV([.E20:.E29])/SQRT(10)" office:value-type="float" office:value="0.0000255051026942185" calcext:value-type="float">
            <text:p>2,55051026942185E-05</text:p>
          </table:table-cell>
          <table:table-cell table:style-name="ce9" table:formula="of:=[.F31]-[.A18]*STDEV([.F20:.F29])/SQRT(10)" office:value-type="float" office:value="0.0000569817185927472" calcext:value-type="float">
            <text:p>5,69817185927472E-05</text:p>
          </table:table-cell>
          <table:table-cell table:style-name="ce9" table:formula="of:=[.G31]-[.A18]*STDEV([.G20:.G29])/SQRT(10)" office:value-type="float" office:value="0.0000742622903503171" calcext:value-type="float">
            <text:p>7,42622903503171E-05</text:p>
          </table:table-cell>
          <table:table-cell table:style-name="ce9" table:formula="of:=[.H31]-[.A18]*STDEV([.H20:.H29])/SQRT(10)" office:value-type="float" office:value="0.000320882224847133" calcext:value-type="float">
            <text:p>0,000320882224847</text:p>
          </table:table-cell>
          <table:table-cell table:style-name="ce9" table:formula="of:=[.I31]-[.A18]*STDEV([.I20:.I29])/SQRT(10)" office:value-type="float" office:value="0.00103745332213236" calcext:value-type="float">
            <text:p>0,00103745332213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0999394945403781" calcext:value-type="float">
            <text:p>9,99394945403781E-07</text:p>
          </table:table-cell>
          <table:table-cell table:style-name="ce9" table:formula="of:=[.E31]+[.A18]*STDEV([.E20:.E29])/SQRT(10)" office:value-type="float" office:value="0.0000316948973057815" calcext:value-type="float">
            <text:p>3,16948973057815E-05</text:p>
          </table:table-cell>
          <table:table-cell table:style-name="ce9" table:formula="of:=[.F31]+[.A18]*STDEV([.F20:.F29])/SQRT(10)" office:value-type="float" office:value="0.0000728182814072527" calcext:value-type="float">
            <text:p>7,28182814072527E-05</text:p>
          </table:table-cell>
          <table:table-cell table:style-name="ce9" table:formula="of:=[.G31]+[.A18]*STDEV([.G20:.G29])/SQRT(10)" office:value-type="float" office:value="0.0000845377096496829" calcext:value-type="float">
            <text:p>8,45377096496829E-05</text:p>
          </table:table-cell>
          <table:table-cell table:style-name="ce9" table:formula="of:=[.H31]+[.A18]*STDEV([.H20:.H29])/SQRT(10)" office:value-type="float" office:value="0.000502917775152866" calcext:value-type="float">
            <text:p>0,000502917775153</text:p>
          </table:table-cell>
          <table:table-cell table:style-name="ce9" table:formula="of:=[.I31]+[.A18]*STDEV([.I20:.I29])/SQRT(10)" office:value-type="float" office:value="0.00135234667786764" calcext:value-type="float">
            <text:p>0,00135234667786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1269" calcext:value-type="float">
            <text:p>0,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363" calcext:value-type="float">
            <text:p>0,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1321" calcext:value-type="float">
            <text:p>0,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1569" calcext:value-type="float">
            <text:p>0,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952" calcext:value-type="float">
            <text:p>0,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1463" calcext:value-type="float">
            <text:p>0,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1" calcext:value-type="float">
            <text:p>1E-07</text:p>
          </table:table-cell>
          <table:table-cell table:style-name="ce8" table:formula="of:=AVERAGE([.E36:.E45])" office:value-type="float" office:value="0.0000305" calcext:value-type="float">
            <text:p>3,05E-05</text:p>
          </table:table-cell>
          <table:table-cell table:style-name="ce8" table:formula="of:=AVERAGE([.F36:.F45])" office:value-type="float" office:value="0.0000596" calcext:value-type="float">
            <text:p>5,96E-05</text:p>
          </table:table-cell>
          <table:table-cell table:style-name="ce8" table:formula="of:=AVERAGE([.G36:.G45])" office:value-type="float" office:value="0.0000852" calcext:value-type="float">
            <text:p>8,52E-05</text:p>
          </table:table-cell>
          <table:table-cell table:style-name="ce8" table:formula="of:=AVERAGE([.H36:.H45])" office:value-type="float" office:value="0.000424" calcext:value-type="float">
            <text:p>0,000424</text:p>
          </table:table-cell>
          <table:table-cell table:style-name="ce8" table:formula="of:=AVERAGE([.I36:.I45])" office:value-type="float" office:value="0.0011764" calcext:value-type="float">
            <text:p>0,001176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-0.0000000959999999999999" calcext:value-type="float">
            <text:p>-9,59999999999999E-08</text:p>
          </table:table-cell>
          <table:table-cell table:style-name="ce9" table:formula="of:=[.E47]-[.A34]*STDEV([.E36:.E45])/SQRT(10)" office:value-type="float" office:value="0.0000272300682983687" calcext:value-type="float">
            <text:p>2,72300682983687E-05</text:p>
          </table:table-cell>
          <table:table-cell table:style-name="ce9" table:formula="of:=[.F47]-[.A34]*STDEV([.F36:.F45])/SQRT(10)" office:value-type="float" office:value="0.0000533662276090459" calcext:value-type="float">
            <text:p>5,33662276090459E-05</text:p>
          </table:table-cell>
          <table:table-cell table:style-name="ce9" table:formula="of:=[.G47]-[.A34]*STDEV([.G36:.G45])/SQRT(10)" office:value-type="float" office:value="0.0000794018737126167" calcext:value-type="float">
            <text:p>7,94018737126167E-05</text:p>
          </table:table-cell>
          <table:table-cell table:style-name="ce9" table:formula="of:=[.H47]-[.A34]*STDEV([.H36:.H45])/SQRT(10)" office:value-type="float" office:value="0.000285316553066585" calcext:value-type="float">
            <text:p>0,000285316553067</text:p>
          </table:table-cell>
          <table:table-cell table:style-name="ce9" table:formula="of:=[.I47]-[.A34]*STDEV([.I36:.I45])/SQRT(10)" office:value-type="float" office:value="0.00101945763796009" calcext:value-type="float">
            <text:p>0,00101945763796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0296" calcext:value-type="float">
            <text:p>2,96E-07</text:p>
          </table:table-cell>
          <table:table-cell table:style-name="ce9" table:formula="of:=[.E47]+[.A34]*STDEV([.E36:.E45])/SQRT(10)" office:value-type="float" office:value="0.0000337699317016313" calcext:value-type="float">
            <text:p>3,37699317016313E-05</text:p>
          </table:table-cell>
          <table:table-cell table:style-name="ce9" table:formula="of:=[.F47]+[.A34]*STDEV([.F36:.F45])/SQRT(10)" office:value-type="float" office:value="0.0000658337723909542" calcext:value-type="float">
            <text:p>6,58337723909542E-05</text:p>
          </table:table-cell>
          <table:table-cell table:style-name="ce9" table:formula="of:=[.G47]+[.A34]*STDEV([.G36:.G45])/SQRT(10)" office:value-type="float" office:value="0.0000909981262873832" calcext:value-type="float">
            <text:p>9,09981262873832E-05</text:p>
          </table:table-cell>
          <table:table-cell table:style-name="ce9" table:formula="of:=[.H47]+[.A34]*STDEV([.H36:.H45])/SQRT(10)" office:value-type="float" office:value="0.000562683446933415" calcext:value-type="float">
            <text:p>0,000562683446933</text:p>
          </table:table-cell>
          <table:table-cell table:style-name="ce9" table:formula="of:=[.I47]+[.A34]*STDEV([.I36:.I45])/SQRT(10)" office:value-type="float" office:value="0.00133334236203991" calcext:value-type="float">
            <text:p>0,00133334236204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1038" calcext:value-type="float">
            <text:p>0,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1609" calcext:value-type="float">
            <text:p>0,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1152" calcext:value-type="float">
            <text:p>0,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553" calcext:value-type="float">
            <text:p>0,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147" calcext:value-type="float">
            <text:p>0,001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2042" calcext:value-type="float">
            <text:p>0,00204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4" calcext:value-type="float">
            <text:p>4E-07</text:p>
          </table:table-cell>
          <table:table-cell table:style-name="ce8" table:formula="of:=AVERAGE([.E52:.E61])" office:value-type="float" office:value="0.0000295" calcext:value-type="float">
            <text:p>2,95E-05</text:p>
          </table:table-cell>
          <table:table-cell table:style-name="ce8" table:formula="of:=AVERAGE([.F52:.F61])" office:value-type="float" office:value="0.0000603" calcext:value-type="float">
            <text:p>6,03E-05</text:p>
          </table:table-cell>
          <table:table-cell table:style-name="ce8" table:formula="of:=AVERAGE([.G52:.G61])" office:value-type="float" office:value="0.0000769" calcext:value-type="float">
            <text:p>7,69E-05</text:p>
          </table:table-cell>
          <table:table-cell table:style-name="ce8" table:formula="of:=AVERAGE([.H52:.H61])" office:value-type="float" office:value="0.0003612" calcext:value-type="float">
            <text:p>0,0003612</text:p>
          </table:table-cell>
          <table:table-cell table:style-name="ce8" table:formula="of:=AVERAGE([.I52:.I61])" office:value-type="float" office:value="0.0012853" calcext:value-type="float">
            <text:p>0,001285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0799333402763314" calcext:value-type="float">
            <text:p>7,99333402763314E-08</text:p>
          </table:table-cell>
          <table:table-cell table:style-name="ce9" table:formula="of:=[.E63]-[.A50]*STDEV([.E52:.E61])/SQRT(10)" office:value-type="float" office:value="0.0000256320680231191" calcext:value-type="float">
            <text:p>2,56320680231191E-05</text:p>
          </table:table-cell>
          <table:table-cell table:style-name="ce9" table:formula="of:=[.F63]-[.A50]*STDEV([.F52:.F61])/SQRT(10)" office:value-type="float" office:value="0.000055048484070713" calcext:value-type="float">
            <text:p>5,5048484070713E-05</text:p>
          </table:table-cell>
          <table:table-cell table:style-name="ce9" table:formula="of:=[.G63]-[.A50]*STDEV([.G52:.G61])/SQRT(10)" office:value-type="float" office:value="0.0000715247697310306" calcext:value-type="float">
            <text:p>7,15247697310306E-05</text:p>
          </table:table-cell>
          <table:table-cell table:style-name="ce9" table:formula="of:=[.H63]-[.A50]*STDEV([.H52:.H61])/SQRT(10)" office:value-type="float" office:value="0.000274831507843813" calcext:value-type="float">
            <text:p>0,000274831507844</text:p>
          </table:table-cell>
          <table:table-cell table:style-name="ce9" table:formula="of:=[.I63]-[.A50]*STDEV([.I52:.I61])/SQRT(10)" office:value-type="float" office:value="0.00103982030445224" calcext:value-type="float">
            <text:p>0,00103982030445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0720066659723669" calcext:value-type="float">
            <text:p>7,20066659723669E-07</text:p>
          </table:table-cell>
          <table:table-cell table:style-name="ce9" table:formula="of:=[.E63]+[.A50]*STDEV([.E52:.E61])/SQRT(10)" office:value-type="float" office:value="0.0000333679319768809" calcext:value-type="float">
            <text:p>3,33679319768809E-05</text:p>
          </table:table-cell>
          <table:table-cell table:style-name="ce9" table:formula="of:=[.F63]+[.A50]*STDEV([.F52:.F61])/SQRT(10)" office:value-type="float" office:value="0.000065551515929287" calcext:value-type="float">
            <text:p>6,5551515929287E-05</text:p>
          </table:table-cell>
          <table:table-cell table:style-name="ce9" table:formula="of:=[.G63]+[.A50]*STDEV([.G52:.G61])/SQRT(10)" office:value-type="float" office:value="0.0000822752302689694" calcext:value-type="float">
            <text:p>8,22752302689694E-05</text:p>
          </table:table-cell>
          <table:table-cell table:style-name="ce9" table:formula="of:=[.H63]+[.A50]*STDEV([.H52:.H61])/SQRT(10)" office:value-type="float" office:value="0.000447568492156187" calcext:value-type="float">
            <text:p>0,000447568492156</text:p>
          </table:table-cell>
          <table:table-cell table:style-name="ce9" table:formula="of:=[.I63]+[.A50]*STDEV([.I52:.I61])/SQRT(10)" office:value-type="float" office:value="0.00153077969554776" calcext:value-type="float">
            <text:p>0,00153077969554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159" calcext:value-type="float">
            <text:p>0,00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2573" calcext:value-type="float">
            <text:p>0,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1382" calcext:value-type="float">
            <text:p>0,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3" calcext:value-type="float">
            <text:p>3E-07</text:p>
          </table:table-cell>
          <table:table-cell table:style-name="ce8" table:formula="of:=AVERAGE([.E68:.E77])" office:value-type="float" office:value="0.0000321" calcext:value-type="float">
            <text:p>3,21E-05</text:p>
          </table:table-cell>
          <table:table-cell table:style-name="ce8" table:formula="of:=AVERAGE([.F68:.F77])" office:value-type="float" office:value="0.0000608" calcext:value-type="float">
            <text:p>6,08E-05</text:p>
          </table:table-cell>
          <table:table-cell table:style-name="ce8" table:formula="of:=AVERAGE([.G68:.G77])" office:value-type="float" office:value="0.0000812" calcext:value-type="float">
            <text:p>8,12E-05</text:p>
          </table:table-cell>
          <table:table-cell table:style-name="ce8" table:formula="of:=AVERAGE([.H68:.H77])" office:value-type="float" office:value="0.000435" calcext:value-type="float">
            <text:p>0,000435</text:p>
          </table:table-cell>
          <table:table-cell table:style-name="ce8" table:formula="of:=AVERAGE([.I68:.I77])" office:value-type="float" office:value="0.0015959" calcext:value-type="float">
            <text:p>0,001595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00605054596218506" calcext:value-type="float">
            <text:p>6,05054596218506E-10</text:p>
          </table:table-cell>
          <table:table-cell table:style-name="ce9" table:formula="of:=[.E79]-[.A66]*STDEV([.E68:.E77])/SQRT(10)" office:value-type="float" office:value="0.0000246368283179632" calcext:value-type="float">
            <text:p>2,46368283179632E-05</text:p>
          </table:table-cell>
          <table:table-cell table:style-name="ce9" table:formula="of:=[.F79]-[.A66]*STDEV([.F68:.F77])/SQRT(10)" office:value-type="float" office:value="0.0000570605583304456" calcext:value-type="float">
            <text:p>5,70605583304456E-05</text:p>
          </table:table-cell>
          <table:table-cell table:style-name="ce9" table:formula="of:=[.G79]-[.A66]*STDEV([.G68:.G77])/SQRT(10)" office:value-type="float" office:value="0.0000742623505741818" calcext:value-type="float">
            <text:p>7,42623505741818E-05</text:p>
          </table:table-cell>
          <table:table-cell table:style-name="ce9" table:formula="of:=[.H79]-[.A66]*STDEV([.H68:.H77])/SQRT(10)" office:value-type="float" office:value="0.00021457788140832" calcext:value-type="float">
            <text:p>0,000214577881408</text:p>
          </table:table-cell>
          <table:table-cell table:style-name="ce9" table:formula="of:=[.I79]-[.A66]*STDEV([.I68:.I77])/SQRT(10)" office:value-type="float" office:value="0.0011771703688345" calcext:value-type="float">
            <text:p>0,001177170368835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599394945403782" calcext:value-type="float">
            <text:p>5,99394945403782E-07</text:p>
          </table:table-cell>
          <table:table-cell table:style-name="ce9" table:formula="of:=[.E79]+[.A66]*STDEV([.E68:.E77])/SQRT(10)" office:value-type="float" office:value="0.0000395631716820368" calcext:value-type="float">
            <text:p>3,95631716820368E-05</text:p>
          </table:table-cell>
          <table:table-cell table:style-name="ce9" table:formula="of:=[.F79]+[.A66]*STDEV([.F68:.F77])/SQRT(10)" office:value-type="float" office:value="0.0000645394416695544" calcext:value-type="float">
            <text:p>6,45394416695544E-05</text:p>
          </table:table-cell>
          <table:table-cell table:style-name="ce9" table:formula="of:=[.G79]+[.A66]*STDEV([.G68:.G77])/SQRT(10)" office:value-type="float" office:value="0.0000881376494258182" calcext:value-type="float">
            <text:p>8,81376494258182E-05</text:p>
          </table:table-cell>
          <table:table-cell table:style-name="ce9" table:formula="of:=[.H79]+[.A66]*STDEV([.H68:.H77])/SQRT(10)" office:value-type="float" office:value="0.000655422118591679" calcext:value-type="float">
            <text:p>0,000655422118592</text:p>
          </table:table-cell>
          <table:table-cell table:style-name="ce9" table:formula="of:=[.I79]+[.A66]*STDEV([.I68:.I77])/SQRT(10)" office:value-type="float" office:value="0.00201462963116551" calcext:value-type="float">
            <text:p>0,00201462963116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1036" calcext:value-type="float">
            <text:p>0,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31" calcext:value-type="float">
            <text:p>0,0023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4" calcext:value-type="float">
            <text:p>4E-07</text:p>
          </table:table-cell>
          <table:table-cell table:style-name="ce8" table:formula="of:=AVERAGE([.E84:.E93])" office:value-type="float" office:value="0.0000299" calcext:value-type="float">
            <text:p>2,99E-05</text:p>
          </table:table-cell>
          <table:table-cell table:style-name="ce8" table:formula="of:=AVERAGE([.F84:.F93])" office:value-type="float" office:value="0.0000665" calcext:value-type="float">
            <text:p>6,65E-05</text:p>
          </table:table-cell>
          <table:table-cell table:style-name="ce8" table:formula="of:=AVERAGE([.G84:.G93])" office:value-type="float" office:value="0.0000781" calcext:value-type="float">
            <text:p>7,81E-05</text:p>
          </table:table-cell>
          <table:table-cell table:style-name="ce8" table:formula="of:=AVERAGE([.H84:.H93])" office:value-type="float" office:value="0.0004113" calcext:value-type="float">
            <text:p>0,0004113</text:p>
          </table:table-cell>
          <table:table-cell table:style-name="ce8" table:formula="of:=AVERAGE([.I84:.I93])" office:value-type="float" office:value="0.0012782" calcext:value-type="float">
            <text:p>0,0012782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0799333402763314" calcext:value-type="float">
            <text:p>7,99333402763314E-08</text:p>
          </table:table-cell>
          <table:table-cell table:style-name="ce9" table:formula="of:=[.E95]-[.A82]*STDEV([.E84:.E93])/SQRT(10)" office:value-type="float" office:value="0.0000265501133684191" calcext:value-type="float">
            <text:p>2,65501133684191E-05</text:p>
          </table:table-cell>
          <table:table-cell table:style-name="ce9" table:formula="of:=[.F95]-[.A82]*STDEV([.F84:.F93])/SQRT(10)" office:value-type="float" office:value="0.0000578510411673492" calcext:value-type="float">
            <text:p>5,78510411673492E-05</text:p>
          </table:table-cell>
          <table:table-cell table:style-name="ce9" table:formula="of:=[.G95]-[.A82]*STDEV([.G84:.G93])/SQRT(10)" office:value-type="float" office:value="0.0000734853202350181" calcext:value-type="float">
            <text:p>7,34853202350181E-05</text:p>
          </table:table-cell>
          <table:table-cell table:style-name="ce9" table:formula="of:=[.H95]-[.A82]*STDEV([.H84:.H93])/SQRT(10)" office:value-type="float" office:value="0.000305048212994897" calcext:value-type="float">
            <text:p>0,000305048212995</text:p>
          </table:table-cell>
          <table:table-cell table:style-name="ce9" table:formula="of:=[.I95]-[.A82]*STDEV([.I84:.I93])/SQRT(10)" office:value-type="float" office:value="0.000983807855008173" calcext:value-type="float">
            <text:p>0,000983807855008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720066659723669" calcext:value-type="float">
            <text:p>7,20066659723669E-07</text:p>
          </table:table-cell>
          <table:table-cell table:style-name="ce9" table:formula="of:=[.E95]+[.A82]*STDEV([.E84:.E93])/SQRT(10)" office:value-type="float" office:value="0.0000332498866315809" calcext:value-type="float">
            <text:p>3,32498866315809E-05</text:p>
          </table:table-cell>
          <table:table-cell table:style-name="ce9" table:formula="of:=[.F95]+[.A82]*STDEV([.F84:.F93])/SQRT(10)" office:value-type="float" office:value="0.0000751489588326509" calcext:value-type="float">
            <text:p>7,51489588326509E-05</text:p>
          </table:table-cell>
          <table:table-cell table:style-name="ce9" table:formula="of:=[.G95]+[.A82]*STDEV([.G84:.G93])/SQRT(10)" office:value-type="float" office:value="0.0000827146797649819" calcext:value-type="float">
            <text:p>8,27146797649819E-05</text:p>
          </table:table-cell>
          <table:table-cell table:style-name="ce9" table:formula="of:=[.H95]+[.A82]*STDEV([.H84:.H93])/SQRT(10)" office:value-type="float" office:value="0.000517551787005103" calcext:value-type="float">
            <text:p>0,000517551787005</text:p>
          </table:table-cell>
          <table:table-cell table:style-name="ce9" table:formula="of:=[.I95]+[.A82]*STDEV([.I84:.I93])/SQRT(10)" office:value-type="float" office:value="0.00157259214499183" calcext:value-type="float">
            <text:p>0,001572592144992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45" calcext:value-type="float">
            <text:p>0,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1501" calcext:value-type="float">
            <text:p>0,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764" calcext:value-type="float">
            <text:p>0,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1462" calcext:value-type="float">
            <text:p>0,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1488" calcext:value-type="float">
            <text:p>0,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1539" calcext:value-type="float">
            <text:p>0,00153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4" calcext:value-type="float">
            <text:p>4E-07</text:p>
          </table:table-cell>
          <table:table-cell table:style-name="ce8" table:formula="of:=AVERAGE([.E100:.E109])" office:value-type="float" office:value="0.0000299" calcext:value-type="float">
            <text:p>2,99E-05</text:p>
          </table:table-cell>
          <table:table-cell table:style-name="ce8" table:formula="of:=AVERAGE([.F100:.F109])" office:value-type="float" office:value="0.0000636" calcext:value-type="float">
            <text:p>6,36E-05</text:p>
          </table:table-cell>
          <table:table-cell table:style-name="ce8" table:formula="of:=AVERAGE([.G100:.G109])" office:value-type="float" office:value="0.0000757" calcext:value-type="float">
            <text:p>7,57E-05</text:p>
          </table:table-cell>
          <table:table-cell table:style-name="ce8" table:formula="of:=AVERAGE([.H100:.H109])" office:value-type="float" office:value="0.0003939" calcext:value-type="float">
            <text:p>0,0003939</text:p>
          </table:table-cell>
          <table:table-cell table:style-name="ce8" table:formula="of:=AVERAGE([.I100:.I109])" office:value-type="float" office:value="0.001479" calcext:value-type="float">
            <text:p>0,00147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799333402763314" calcext:value-type="float">
            <text:p>7,99333402763314E-08</text:p>
          </table:table-cell>
          <table:table-cell table:style-name="ce9" table:formula="of:=[.E111]-[.A98]*STDEV([.E100:.E109])/SQRT(10)" office:value-type="float" office:value="0.0000262571173807302" calcext:value-type="float">
            <text:p>2,62571173807302E-05</text:p>
          </table:table-cell>
          <table:table-cell table:style-name="ce9" table:formula="of:=[.F111]-[.A98]*STDEV([.F100:.F109])/SQRT(10)" office:value-type="float" office:value="0.0000560983220839898" calcext:value-type="float">
            <text:p>5,60983220839898E-05</text:p>
          </table:table-cell>
          <table:table-cell table:style-name="ce9" table:formula="of:=[.G111]-[.A98]*STDEV([.G100:.G109])/SQRT(10)" office:value-type="float" office:value="0.0000669880994802129" calcext:value-type="float">
            <text:p>6,69880994802129E-05</text:p>
          </table:table-cell>
          <table:table-cell table:style-name="ce9" table:formula="of:=[.H111]-[.A98]*STDEV([.H100:.H109])/SQRT(10)" office:value-type="float" office:value="0.000317236713013623" calcext:value-type="float">
            <text:p>0,000317236713014</text:p>
          </table:table-cell>
          <table:table-cell table:style-name="ce9" table:formula="of:=[.I111]-[.A98]*STDEV([.I100:.I109])/SQRT(10)" office:value-type="float" office:value="0.0012221936225091" calcext:value-type="float">
            <text:p>0,001222193622509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720066659723669" calcext:value-type="float">
            <text:p>7,20066659723669E-07</text:p>
          </table:table-cell>
          <table:table-cell table:style-name="ce9" table:formula="of:=[.E111]+[.A98]*STDEV([.E100:.E109])/SQRT(10)" office:value-type="float" office:value="0.0000335428826192698" calcext:value-type="float">
            <text:p>3,35428826192698E-05</text:p>
          </table:table-cell>
          <table:table-cell table:style-name="ce9" table:formula="of:=[.F111]+[.A98]*STDEV([.F100:.F109])/SQRT(10)" office:value-type="float" office:value="0.0000711016779160102" calcext:value-type="float">
            <text:p>7,11016779160102E-05</text:p>
          </table:table-cell>
          <table:table-cell table:style-name="ce9" table:formula="of:=[.G111]+[.A98]*STDEV([.G100:.G109])/SQRT(10)" office:value-type="float" office:value="0.0000844119005197871" calcext:value-type="float">
            <text:p>8,44119005197871E-05</text:p>
          </table:table-cell>
          <table:table-cell table:style-name="ce9" table:formula="of:=[.H111]+[.A98]*STDEV([.H100:.H109])/SQRT(10)" office:value-type="float" office:value="0.000470563286986377" calcext:value-type="float">
            <text:p>0,000470563286986</text:p>
          </table:table-cell>
          <table:table-cell table:style-name="ce9" table:formula="of:=[.I111]+[.A98]*STDEV([.I100:.I109])/SQRT(10)" office:value-type="float" office:value="0.0017358063774909" calcext:value-type="float">
            <text:p>0,001735806377491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6067" calcext:value-type="float">
            <text:p>0,006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8235" calcext:value-type="float">
            <text:p>0,008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9717" calcext:value-type="float">
            <text:p>0,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962" calcext:value-type="float">
            <text:p>0,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7832" calcext:value-type="float">
            <text:p>0,007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8301" calcext:value-type="float">
            <text:p>0,008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501" calcext:value-type="float">
            <text:p>0,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8969" calcext:value-type="float">
            <text:p>0,008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895" calcext:value-type="float">
            <text:p>0,008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9329" calcext:value-type="float">
            <text:p>0,0093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2" calcext:value-type="float">
            <text:p>2E-07</text:p>
          </table:table-cell>
          <table:table-cell table:style-name="ce8" table:formula="of:=AVERAGE([.E116:.E125])" office:value-type="float" office:value="0.0000287" calcext:value-type="float">
            <text:p>2,87E-05</text:p>
          </table:table-cell>
          <table:table-cell table:style-name="ce8" table:formula="of:=AVERAGE([.F116:.F125])" office:value-type="float" office:value="0.0000764" calcext:value-type="float">
            <text:p>7,64E-05</text:p>
          </table:table-cell>
          <table:table-cell table:style-name="ce8" table:formula="of:=AVERAGE([.G116:.G125])" office:value-type="float" office:value="0.0001046" calcext:value-type="float">
            <text:p>0,0001046</text:p>
          </table:table-cell>
          <table:table-cell table:style-name="ce8" table:formula="of:=AVERAGE([.H116:.H125])" office:value-type="float" office:value="0.0003465" calcext:value-type="float">
            <text:p>0,0003465</text:p>
          </table:table-cell>
          <table:table-cell table:style-name="ce8" table:formula="of:=AVERAGE([.I116:.I125])" office:value-type="float" office:value="0.0079521" calcext:value-type="float">
            <text:p>0,0079521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-0.0000000613333333333333" calcext:value-type="float">
            <text:p>-6,13333333333333E-08</text:p>
          </table:table-cell>
          <table:table-cell table:style-name="ce9" table:formula="of:=[.E127]-[.A114]*STDEV([.E116:.E125])/SQRT(10)" office:value-type="float" office:value="0.0000270983336455082" calcext:value-type="float">
            <text:p>2,70983336455082E-05</text:p>
          </table:table-cell>
          <table:table-cell table:style-name="ce9" table:formula="of:=[.F127]-[.A114]*STDEV([.F116:.F125])/SQRT(10)" office:value-type="float" office:value="0.0000649631205499247" calcext:value-type="float">
            <text:p>6,49631205499247E-05</text:p>
          </table:table-cell>
          <table:table-cell table:style-name="ce9" table:formula="of:=[.G127]-[.A114]*STDEV([.G116:.G125])/SQRT(10)" office:value-type="float" office:value="0.0000869861527200898" calcext:value-type="float">
            <text:p>8,69861527200898E-05</text:p>
          </table:table-cell>
          <table:table-cell table:style-name="ce9" table:formula="of:=[.H127]-[.A114]*STDEV([.H116:.H125])/SQRT(10)" office:value-type="float" office:value="0.000249400840374388" calcext:value-type="float">
            <text:p>0,000249400840374</text:p>
          </table:table-cell>
          <table:table-cell table:style-name="ce9" table:formula="of:=[.I127]-[.A114]*STDEV([.I116:.I125])/SQRT(10)" office:value-type="float" office:value="0.00659249485897543" calcext:value-type="float">
            <text:p>0,006592494858975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461333333333333" calcext:value-type="float">
            <text:p>4,61333333333333E-07</text:p>
          </table:table-cell>
          <table:table-cell table:style-name="ce9" table:formula="of:=[.E127]+[.A114]*STDEV([.E116:.E125])/SQRT(10)" office:value-type="float" office:value="0.0000303016663544918" calcext:value-type="float">
            <text:p>3,03016663544918E-05</text:p>
          </table:table-cell>
          <table:table-cell table:style-name="ce9" table:formula="of:=[.F127]+[.A114]*STDEV([.F116:.F125])/SQRT(10)" office:value-type="float" office:value="0.0000878368794500753" calcext:value-type="float">
            <text:p>8,78368794500753E-05</text:p>
          </table:table-cell>
          <table:table-cell table:style-name="ce9" table:formula="of:=[.G127]+[.A114]*STDEV([.G116:.G125])/SQRT(10)" office:value-type="float" office:value="0.00012221384727991" calcext:value-type="float">
            <text:p>0,00012221384728</text:p>
          </table:table-cell>
          <table:table-cell table:style-name="ce9" table:formula="of:=[.H127]+[.A114]*STDEV([.H116:.H125])/SQRT(10)" office:value-type="float" office:value="0.000443599159625612" calcext:value-type="float">
            <text:p>0,000443599159626</text:p>
          </table:table-cell>
          <table:table-cell table:style-name="ce9" table:formula="of:=[.I127]+[.A114]*STDEV([.I116:.I125])/SQRT(10)" office:value-type="float" office:value="0.00931170514102457" calcext:value-type="float">
            <text:p>0,00931170514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9:35:21.8087813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1:11:28.436694109</dc:date>
    <meta:editing-duration>PT2H37M17S</meta:editing-duration>
    <meta:editing-cycles>16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C14:Planilha1.I1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6">
                <text:p>0.0000006</text:p>
                <draw:g>
                  <svg:desc>Planilha1.D15:Planilha1.I15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001187">
                <text:p>0.0001187</text:p>
              </table:table-cell>
              <table:table-cell office:value-type="float" office:value="0.0002621">
                <text:p>0.0002621</text:p>
              </table:table-cell>
              <table:table-cell office:value-type="float" office:value="0.0006711">
                <text:p>0.0006711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0.000000279933340276331">
                <text:p>0.000000279933340276331</text:p>
                <draw:g>
                  <svg:desc>Planilha1.D16:Planilha1.I16</svg:desc>
                </draw:g>
              </table:table-cell>
              <table:table-cell office:value-type="float" office:value="0.000027079773742914">
                <text:p>0.000027079773742914</text:p>
              </table:table-cell>
              <table:table-cell office:value-type="float" office:value="0.0000415947728655708">
                <text:p>0.0000415947728655708</text:p>
              </table:table-cell>
              <table:table-cell office:value-type="float" office:value="0.00010421411040587">
                <text:p>0.00010421411040587</text:p>
              </table:table-cell>
              <table:table-cell office:value-type="float" office:value="0.000233672191111128">
                <text:p>0.000233672191111128</text:p>
              </table:table-cell>
              <table:table-cell office:value-type="float" office:value="0.000584635362768612">
                <text:p>0.000584635362768612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920066659723669">
                <text:p>0.000000920066659723669</text:p>
                <draw:g>
                  <svg:desc>Planilha1.D17:Planilha1.I17</svg:desc>
                </draw:g>
              </table:table-cell>
              <table:table-cell office:value-type="float" office:value="0.000036320226257086">
                <text:p>0.000036320226257086</text:p>
              </table:table-cell>
              <table:table-cell office:value-type="float" office:value="0.0000592052271344292">
                <text:p>0.0000592052271344292</text:p>
              </table:table-cell>
              <table:table-cell office:value-type="float" office:value="0.00013318588959413">
                <text:p>0.00013318588959413</text:p>
              </table:table-cell>
              <table:table-cell office:value-type="float" office:value="0.000290527808888872">
                <text:p>0.000290527808888872</text:p>
              </table:table-cell>
              <table:table-cell office:value-type="float" office:value="0.000757564637231388">
                <text:p>0.00075756463723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C30:Planilha2.I33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7">
                <text:p>0.0000007</text:p>
                <draw:g>
                  <svg:desc>Planilha2.D31:Planilha2.I31</svg:desc>
                </draw:g>
              </table:table-cell>
              <table:table-cell office:value-type="float" office:value="0.0000286">
                <text:p>0.0000286</text:p>
              </table:table-cell>
              <table:table-cell office:value-type="float" office:value="0.0000649">
                <text:p>0.0000649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4119">
                <text:p>0.0004119</text:p>
              </table:table-cell>
              <table:table-cell office:value-type="float" office:value="0.0011949">
                <text:p>0.0011949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0.000000400605054596218">
                <text:p>0.000000400605054596218</text:p>
                <draw:g>
                  <svg:desc>Planilha2.D32:Planilha2.I32</svg:desc>
                </draw:g>
              </table:table-cell>
              <table:table-cell office:value-type="float" office:value="0.0000255051026942185">
                <text:p>0.0000255051026942185</text:p>
              </table:table-cell>
              <table:table-cell office:value-type="float" office:value="0.0000569817185927472">
                <text:p>0.0000569817185927472</text:p>
              </table:table-cell>
              <table:table-cell office:value-type="float" office:value="0.0000742622903503171">
                <text:p>0.0000742622903503171</text:p>
              </table:table-cell>
              <table:table-cell office:value-type="float" office:value="0.000320882224847133">
                <text:p>0.000320882224847133</text:p>
              </table:table-cell>
              <table:table-cell office:value-type="float" office:value="0.00103745332213236">
                <text:p>0.00103745332213236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999394945403781">
                <text:p>0.000000999394945403781</text:p>
                <draw:g>
                  <svg:desc>Planilha2.D33:Planilha2.I33</svg:desc>
                </draw:g>
              </table:table-cell>
              <table:table-cell office:value-type="float" office:value="0.0000316948973057815">
                <text:p>0.0000316948973057815</text:p>
              </table:table-cell>
              <table:table-cell office:value-type="float" office:value="0.0000728182814072527">
                <text:p>0.0000728182814072527</text:p>
              </table:table-cell>
              <table:table-cell office:value-type="float" office:value="0.0000845377096496829">
                <text:p>0.0000845377096496829</text:p>
              </table:table-cell>
              <table:table-cell office:value-type="float" office:value="0.000502917775152866">
                <text:p>0.000502917775152866</text:p>
              </table:table-cell>
              <table:table-cell office:value-type="float" office:value="0.00135234667786764">
                <text:p>0.001352346677867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C46:Planilha2.I49" chart:data-source-has-labels="both" svg:x="1.33cm" svg:y="2.138cm" svg:width="11.973cm" svg:height="5.707cm">
          <chartooo:coordinate-region svg:x="2.719cm" svg:y="2.337cm" svg:width="10.397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5">
                <text:p>0.0000305</text:p>
              </table:table-cell>
              <table:table-cell office:value-type="float" office:value="0.0000596">
                <text:p>0.0000596</text:p>
              </table:table-cell>
              <table:table-cell office:value-type="float" office:value="0.0000852">
                <text:p>0.0000852</text:p>
              </table:table-cell>
              <table:table-cell office:value-type="float" office:value="0.000424">
                <text:p>0.000424</text:p>
              </table:table-cell>
              <table:table-cell office:value-type="float" office:value="0.0011764">
                <text:p>0.0011764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72300682983687">
                <text:p>0.0000272300682983687</text:p>
              </table:table-cell>
              <table:table-cell office:value-type="float" office:value="0.0000533662276090459">
                <text:p>0.0000533662276090459</text:p>
              </table:table-cell>
              <table:table-cell office:value-type="float" office:value="0.0000794018737126167">
                <text:p>0.0000794018737126167</text:p>
              </table:table-cell>
              <table:table-cell office:value-type="float" office:value="0.000285316553066585">
                <text:p>0.000285316553066585</text:p>
              </table:table-cell>
              <table:table-cell office:value-type="float" office:value="0.00101945763796009">
                <text:p>0.00101945763796009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37699317016313">
                <text:p>0.0000337699317016313</text:p>
              </table:table-cell>
              <table:table-cell office:value-type="float" office:value="0.0000658337723909542">
                <text:p>0.0000658337723909542</text:p>
              </table:table-cell>
              <table:table-cell office:value-type="float" office:value="0.0000909981262873832">
                <text:p>0.0000909981262873832</text:p>
              </table:table-cell>
              <table:table-cell office:value-type="float" office:value="0.000562683446933415">
                <text:p>0.000562683446933415</text:p>
              </table:table-cell>
              <table:table-cell office:value-type="float" office:value="0.00133334236203991">
                <text:p>0.001333342362039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62:Planilha2.I65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.0000004">
                <text:p>0.0000004</text:p>
                <draw:g>
                  <svg:desc>Planilha2.D63:Planilha2.I63</svg:desc>
                </draw:g>
              </table:table-cell>
              <table:table-cell office:value-type="float" office:value="0.0000295">
                <text:p>0.0000295</text:p>
              </table:table-cell>
              <table:table-cell office:value-type="float" office:value="0.0000603">
                <text:p>0.0000603</text:p>
              </table:table-cell>
              <table:table-cell office:value-type="float" office:value="0.0000769">
                <text:p>0.0000769</text:p>
              </table:table-cell>
              <table:table-cell office:value-type="float" office:value="0.0003612">
                <text:p>0.0003612</text:p>
              </table:table-cell>
              <table:table-cell office:value-type="float" office:value="0.0012853">
                <text:p>0.0012853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64:Planilha2.I64</svg:desc>
                </draw:g>
              </table:table-cell>
              <table:table-cell office:value-type="float" office:value="0.0000256320680231191">
                <text:p>0.0000256320680231191</text:p>
              </table:table-cell>
              <table:table-cell office:value-type="float" office:value="0.000055048484070713">
                <text:p>0.000055048484070713</text:p>
              </table:table-cell>
              <table:table-cell office:value-type="float" office:value="0.0000715247697310306">
                <text:p>0.0000715247697310306</text:p>
              </table:table-cell>
              <table:table-cell office:value-type="float" office:value="0.000274831507843813">
                <text:p>0.000274831507843813</text:p>
              </table:table-cell>
              <table:table-cell office:value-type="float" office:value="0.00103982030445224">
                <text:p>0.00103982030445224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65:Planilha2.I65</svg:desc>
                </draw:g>
              </table:table-cell>
              <table:table-cell office:value-type="float" office:value="0.0000333679319768809">
                <text:p>0.0000333679319768809</text:p>
              </table:table-cell>
              <table:table-cell office:value-type="float" office:value="0.000065551515929287">
                <text:p>0.000065551515929287</text:p>
              </table:table-cell>
              <table:table-cell office:value-type="float" office:value="0.0000822752302689694">
                <text:p>0.0000822752302689694</text:p>
              </table:table-cell>
              <table:table-cell office:value-type="float" office:value="0.000447568492156187">
                <text:p>0.000447568492156187</text:p>
              </table:table-cell>
              <table:table-cell office:value-type="float" office:value="0.00153077969554776">
                <text:p>0.001530779695547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78:Planilha2.I81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3">
                <text:p>0.0000003</text:p>
                <draw:g>
                  <svg:desc>Planilha2.D79:Planilha2.I79</svg:desc>
                </draw:g>
              </table:table-cell>
              <table:table-cell office:value-type="float" office:value="0.0000321">
                <text:p>0.0000321</text:p>
              </table:table-cell>
              <table:table-cell office:value-type="float" office:value="0.0000608">
                <text:p>0.0000608</text:p>
              </table:table-cell>
              <table:table-cell office:value-type="float" office:value="0.0000812">
                <text:p>0.0000812</text:p>
              </table:table-cell>
              <table:table-cell office:value-type="float" office:value="0.000435">
                <text:p>0.000435</text:p>
              </table:table-cell>
              <table:table-cell office:value-type="float" office:value="0.0015959">
                <text:p>0.0015959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80:Planilha2.I80</svg:desc>
                </draw:g>
              </table:table-cell>
              <table:table-cell office:value-type="float" office:value="0.0000246368283179632">
                <text:p>0.0000246368283179632</text:p>
              </table:table-cell>
              <table:table-cell office:value-type="float" office:value="0.0000570605583304456">
                <text:p>0.0000570605583304456</text:p>
              </table:table-cell>
              <table:table-cell office:value-type="float" office:value="0.0000742623505741818">
                <text:p>0.0000742623505741818</text:p>
              </table:table-cell>
              <table:table-cell office:value-type="float" office:value="0.00021457788140832">
                <text:p>0.00021457788140832</text:p>
              </table:table-cell>
              <table:table-cell office:value-type="float" office:value="0.0011771703688345">
                <text:p>0.0011771703688345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81:Planilha2.I81</svg:desc>
                </draw:g>
              </table:table-cell>
              <table:table-cell office:value-type="float" office:value="0.0000395631716820368">
                <text:p>0.0000395631716820368</text:p>
              </table:table-cell>
              <table:table-cell office:value-type="float" office:value="0.0000645394416695544">
                <text:p>0.0000645394416695544</text:p>
              </table:table-cell>
              <table:table-cell office:value-type="float" office:value="0.0000881376494258182">
                <text:p>0.0000881376494258182</text:p>
              </table:table-cell>
              <table:table-cell office:value-type="float" office:value="0.000655422118591679">
                <text:p>0.000655422118591679</text:p>
              </table:table-cell>
              <table:table-cell office:value-type="float" office:value="0.00201462963116551">
                <text:p>0.002014629631165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C94:Planilha2.I9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4">
                <text:p>0.0000004</text:p>
                <draw:g>
                  <svg:desc>Planilha2.D95:Planilha2.I95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65">
                <text:p>0.0000665</text:p>
              </table:table-cell>
              <table:table-cell office:value-type="float" office:value="0.0000781">
                <text:p>0.0000781</text:p>
              </table:table-cell>
              <table:table-cell office:value-type="float" office:value="0.0004113">
                <text:p>0.0004113</text:p>
              </table:table-cell>
              <table:table-cell office:value-type="float" office:value="0.0012782">
                <text:p>0.0012782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96:Planilha2.I96</svg:desc>
                </draw:g>
              </table:table-cell>
              <table:table-cell office:value-type="float" office:value="0.0000265501133684191">
                <text:p>0.0000265501133684191</text:p>
              </table:table-cell>
              <table:table-cell office:value-type="float" office:value="0.0000578510411673492">
                <text:p>0.0000578510411673492</text:p>
              </table:table-cell>
              <table:table-cell office:value-type="float" office:value="0.0000734853202350181">
                <text:p>0.0000734853202350181</text:p>
              </table:table-cell>
              <table:table-cell office:value-type="float" office:value="0.000305048212994897">
                <text:p>0.000305048212994897</text:p>
              </table:table-cell>
              <table:table-cell office:value-type="float" office:value="0.000983807855008173">
                <text:p>0.000983807855008173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97:Planilha2.I97</svg:desc>
                </draw:g>
              </table:table-cell>
              <table:table-cell office:value-type="float" office:value="0.0000332498866315809">
                <text:p>0.0000332498866315809</text:p>
              </table:table-cell>
              <table:table-cell office:value-type="float" office:value="0.0000751489588326509">
                <text:p>0.0000751489588326509</text:p>
              </table:table-cell>
              <table:table-cell office:value-type="float" office:value="0.0000827146797649819">
                <text:p>0.0000827146797649819</text:p>
              </table:table-cell>
              <table:table-cell office:value-type="float" office:value="0.000517551787005103">
                <text:p>0.000517551787005103</text:p>
              </table:table-cell>
              <table:table-cell office:value-type="float" office:value="0.00157259214499183">
                <text:p>0.001572592144991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C110:Planilha2.I113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4">
                <text:p>0.0000004</text:p>
                <draw:g>
                  <svg:desc>Planilha2.D111:Planilha2.I111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36">
                <text:p>0.0000636</text:p>
              </table:table-cell>
              <table:table-cell office:value-type="float" office:value="0.0000757">
                <text:p>0.0000757</text:p>
              </table:table-cell>
              <table:table-cell office:value-type="float" office:value="0.0003939">
                <text:p>0.0003939</text:p>
              </table:table-cell>
              <table:table-cell office:value-type="float" office:value="0.001479">
                <text:p>0.001479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112:Planilha2.I112</svg:desc>
                </draw:g>
              </table:table-cell>
              <table:table-cell office:value-type="float" office:value="0.0000262571173807302">
                <text:p>0.0000262571173807302</text:p>
              </table:table-cell>
              <table:table-cell office:value-type="float" office:value="0.0000560983220839898">
                <text:p>0.0000560983220839898</text:p>
              </table:table-cell>
              <table:table-cell office:value-type="float" office:value="0.0000669880994802129">
                <text:p>0.0000669880994802129</text:p>
              </table:table-cell>
              <table:table-cell office:value-type="float" office:value="0.000317236713013623">
                <text:p>0.000317236713013623</text:p>
              </table:table-cell>
              <table:table-cell office:value-type="float" office:value="0.0012221936225091">
                <text:p>0.0012221936225091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113:Planilha2.I113</svg:desc>
                </draw:g>
              </table:table-cell>
              <table:table-cell office:value-type="float" office:value="0.0000335428826192698">
                <text:p>0.0000335428826192698</text:p>
              </table:table-cell>
              <table:table-cell office:value-type="float" office:value="0.0000711016779160102">
                <text:p>0.0000711016779160102</text:p>
              </table:table-cell>
              <table:table-cell office:value-type="float" office:value="0.0000844119005197871">
                <text:p>0.0000844119005197871</text:p>
              </table:table-cell>
              <table:table-cell office:value-type="float" office:value="0.000470563286986377">
                <text:p>0.000470563286986377</text:p>
              </table:table-cell>
              <table:table-cell office:value-type="float" office:value="0.0017358063774909">
                <text:p>0.00173580637749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C126:Planilha2.I129" chart:data-source-has-labels="both" svg:x="1.33cm" svg:y="2.138cm" svg:width="11.973cm" svg:height="5.706cm">
          <chartooo:coordinate-region svg:x="2.534cm" svg:y="2.338cm" svg:width="10.582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2">
                <text:p>0.0000002</text:p>
                <draw:g>
                  <svg:desc>Planilha2.D127:Planilha2.I127</svg:desc>
                </draw:g>
              </table:table-cell>
              <table:table-cell office:value-type="float" office:value="0.0000287">
                <text:p>0.0000287</text:p>
              </table:table-cell>
              <table:table-cell office:value-type="float" office:value="0.0000764">
                <text:p>0.0000764</text:p>
              </table:table-cell>
              <table:table-cell office:value-type="float" office:value="0.0001046">
                <text:p>0.000104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0079521">
                <text:p>0.0079521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2.D128:Planilha2.I128</svg:desc>
                </draw:g>
              </table:table-cell>
              <table:table-cell office:value-type="float" office:value="0.0000270983336455082">
                <text:p>0.0000270983336455082</text:p>
              </table:table-cell>
              <table:table-cell office:value-type="float" office:value="0.0000649631205499247">
                <text:p>0.0000649631205499247</text:p>
              </table:table-cell>
              <table:table-cell office:value-type="float" office:value="0.0000869861527200898">
                <text:p>0.0000869861527200898</text:p>
              </table:table-cell>
              <table:table-cell office:value-type="float" office:value="0.000249400840374388">
                <text:p>0.000249400840374388</text:p>
              </table:table-cell>
              <table:table-cell office:value-type="float" office:value="0.00659249485897543">
                <text:p>0.00659249485897543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2.D129:Planilha2.I129</svg:desc>
                </draw:g>
              </table:table-cell>
              <table:table-cell office:value-type="float" office:value="0.0000303016663544918">
                <text:p>0.0000303016663544918</text:p>
              </table:table-cell>
              <table:table-cell office:value-type="float" office:value="0.0000878368794500753">
                <text:p>0.0000878368794500753</text:p>
              </table:table-cell>
              <table:table-cell office:value-type="float" office:value="0.00012221384727991">
                <text:p>0.00012221384727991</text:p>
              </table:table-cell>
              <table:table-cell office:value-type="float" office:value="0.000443599159625612">
                <text:p>0.000443599159625612</text:p>
              </table:table-cell>
              <table:table-cell office:value-type="float" office:value="0.00931170514102457">
                <text:p>0.0093117051410245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9">
                <text:p>0.0000009</text:p>
                <draw:g>
                  <svg:desc>Planilha1.D31:Planilha1.I31</svg:desc>
                </draw:g>
              </table:table-cell>
              <table:table-cell office:value-type="float" office:value="0.0000383">
                <text:p>0.0000383</text:p>
              </table:table-cell>
              <table:table-cell office:value-type="float" office:value="0.0000616">
                <text:p>0.000061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03661">
                <text:p>0.0003661</text:p>
              </table:table-cell>
              <table:table-cell office:value-type="float" office:value="0.0006041">
                <text:p>0.0006041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445130432603293">
                <text:p>-0.0000000445130432603293</text:p>
                <draw:g>
                  <svg:desc>Planilha1.D32:Planilha1.I32</svg:desc>
                </draw:g>
              </table:table-cell>
              <table:table-cell office:value-type="float" office:value="0.0000329200072697282">
                <text:p>0.0000329200072697282</text:p>
              </table:table-cell>
              <table:table-cell office:value-type="float" office:value="0.0000544897639982909">
                <text:p>0.0000544897639982909</text:p>
              </table:table-cell>
              <table:table-cell office:value-type="float" office:value="0.000101118518670737">
                <text:p>0.000101118518670737</text:p>
              </table:table-cell>
              <table:table-cell office:value-type="float" office:value="0.000310190200755542">
                <text:p>0.000310190200755542</text:p>
              </table:table-cell>
              <table:table-cell office:value-type="float" office:value="0.000541733216119832">
                <text:p>0.000541733216119832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184451304326033">
                <text:p>0.00000184451304326033</text:p>
                <draw:g>
                  <svg:desc>Planilha1.D33:Planilha1.I33</svg:desc>
                </draw:g>
              </table:table-cell>
              <table:table-cell office:value-type="float" office:value="0.0000436799927302718">
                <text:p>0.0000436799927302718</text:p>
              </table:table-cell>
              <table:table-cell office:value-type="float" office:value="0.0000687102360017091">
                <text:p>0.0000687102360017091</text:p>
              </table:table-cell>
              <table:table-cell office:value-type="float" office:value="0.000146681481329263">
                <text:p>0.000146681481329263</text:p>
              </table:table-cell>
              <table:table-cell office:value-type="float" office:value="0.000422009799244458">
                <text:p>0.000422009799244458</text:p>
              </table:table-cell>
              <table:table-cell office:value-type="float" office:value="0.000666466783880168">
                <text:p>0.000666466783880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54cm" svg:y="1.275cm" chart:style-name="ch3">
          <text:p>array_size 4096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9">
                <text:p>0.0000009</text:p>
                <draw:g>
                  <svg:desc>Planilha1.D47:Planilha1.I47</svg:desc>
                </draw:g>
              </table:table-cell>
              <table:table-cell office:value-type="float" office:value="0.0000402">
                <text:p>0.0000402</text:p>
              </table:table-cell>
              <table:table-cell office:value-type="float" office:value="0.0000512">
                <text:p>0.0000512</text:p>
              </table:table-cell>
              <table:table-cell office:value-type="float" office:value="0.0001278">
                <text:p>0.0001278</text:p>
              </table:table-cell>
              <table:table-cell office:value-type="float" office:value="0.0003143">
                <text:p>0.0003143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0.000000704">
                <text:p>0.000000704</text:p>
                <draw:g>
                  <svg:desc>Planilha1.D48:Planilha1.I48</svg:desc>
                </draw:g>
              </table:table-cell>
              <table:table-cell office:value-type="float" office:value="0.0000362930885173409">
                <text:p>0.0000362930885173409</text:p>
              </table:table-cell>
              <table:table-cell office:value-type="float" office:value="0.0000457275776641215">
                <text:p>0.0000457275776641215</text:p>
              </table:table-cell>
              <table:table-cell office:value-type="float" office:value="0.000107094795673014">
                <text:p>0.000107094795673014</text:p>
              </table:table-cell>
              <table:table-cell office:value-type="float" office:value="0.000249805674585537">
                <text:p>0.000249805674585537</text:p>
              </table:table-cell>
              <table:table-cell office:value-type="float" office:value="0.000517409605216139">
                <text:p>0.000517409605216139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1096">
                <text:p>0.000001096</text:p>
                <draw:g>
                  <svg:desc>Planilha1.D49:Planilha1.I49</svg:desc>
                </draw:g>
              </table:table-cell>
              <table:table-cell office:value-type="float" office:value="0.0000441069114826591">
                <text:p>0.0000441069114826591</text:p>
              </table:table-cell>
              <table:table-cell office:value-type="float" office:value="0.0000566724223358785">
                <text:p>0.0000566724223358785</text:p>
              </table:table-cell>
              <table:table-cell office:value-type="float" office:value="0.000148505204326986">
                <text:p>0.000148505204326986</text:p>
              </table:table-cell>
              <table:table-cell office:value-type="float" office:value="0.000378794325414463">
                <text:p>0.000378794325414463</text:p>
              </table:table-cell>
              <table:table-cell office:value-type="float" office:value="0.00066459039478386">
                <text:p>0.00066459039478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.0000008">
                <text:p>0.0000008</text:p>
                <draw:g>
                  <svg:desc>Planilha1.D63:Planilha1.I63</svg:desc>
                </draw:g>
              </table:table-cell>
              <table:table-cell office:value-type="float" office:value="0.0000531">
                <text:p>0.0000531</text:p>
              </table:table-cell>
              <table:table-cell office:value-type="float" office:value="0.0000803">
                <text:p>0.0000803</text:p>
              </table:table-cell>
              <table:table-cell office:value-type="float" office:value="0.0001961">
                <text:p>0.0001961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7906">
                <text:p>0.0007906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.000000538666666666667">
                <text:p>0.000000538666666666667</text:p>
                <draw:g>
                  <svg:desc>Planilha1.D64:Planilha1.I64</svg:desc>
                </draw:g>
              </table:table-cell>
              <table:table-cell office:value-type="float" office:value="0.0000490678163622066">
                <text:p>0.0000490678163622066</text:p>
              </table:table-cell>
              <table:table-cell office:value-type="float" office:value="0.0000678418737988233">
                <text:p>0.0000678418737988233</text:p>
              </table:table-cell>
              <table:table-cell office:value-type="float" office:value="0.000181740185145112">
                <text:p>0.000181740185145112</text:p>
              </table:table-cell>
              <table:table-cell office:value-type="float" office:value="0.000293392531944978">
                <text:p>0.000293392531944978</text:p>
              </table:table-cell>
              <table:table-cell office:value-type="float" office:value="0.000670692702592563">
                <text:p>0.000670692702592563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.00000106133333333333">
                <text:p>0.00000106133333333333</text:p>
                <draw:g>
                  <svg:desc>Planilha1.D65:Planilha1.I65</svg:desc>
                </draw:g>
              </table:table-cell>
              <table:table-cell office:value-type="float" office:value="0.0000571321836377934">
                <text:p>0.0000571321836377934</text:p>
              </table:table-cell>
              <table:table-cell office:value-type="float" office:value="0.0000927581262011767">
                <text:p>0.0000927581262011767</text:p>
              </table:table-cell>
              <table:table-cell office:value-type="float" office:value="0.000210459814854888">
                <text:p>0.000210459814854888</text:p>
              </table:table-cell>
              <table:table-cell office:value-type="float" office:value="0.000386407468055022">
                <text:p>0.000386407468055022</text:p>
              </table:table-cell>
              <table:table-cell office:value-type="float" office:value="0.000910507297407437">
                <text:p>0.000910507297407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.0000005">
                <text:p>0.0000005</text:p>
                <draw:g>
                  <svg:desc>Planilha1.D79:Planilha1.I79</svg:desc>
                </draw:g>
              </table:table-cell>
              <table:table-cell office:value-type="float" office:value="0.0000838">
                <text:p>0.0000838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2771">
                <text:p>0.0002771</text:p>
              </table:table-cell>
              <table:table-cell office:value-type="float" office:value="0.0002916">
                <text:p>0.0002916</text:p>
              </table:table-cell>
              <table:table-cell office:value-type="float" office:value="0.0007905">
                <text:p>0.0007905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80:Planilha1.I80</svg:desc>
                </draw:g>
              </table:table-cell>
              <table:table-cell office:value-type="float" office:value="0.0000738581641757895">
                <text:p>0.0000738581641757895</text:p>
              </table:table-cell>
              <table:table-cell office:value-type="float" office:value="0.0000883650291306148">
                <text:p>0.0000883650291306148</text:p>
              </table:table-cell>
              <table:table-cell office:value-type="float" office:value="0.000248177987806286">
                <text:p>0.000248177987806286</text:p>
              </table:table-cell>
              <table:table-cell office:value-type="float" office:value="0.000242642528678227">
                <text:p>0.000242642528678227</text:p>
              </table:table-cell>
              <table:table-cell office:value-type="float" office:value="0.000612098064758877">
                <text:p>0.000612098064758877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81:Planilha1.I81</svg:desc>
                </draw:g>
              </table:table-cell>
              <table:table-cell office:value-type="float" office:value="0.0000937418358242105">
                <text:p>0.0000937418358242105</text:p>
              </table:table-cell>
              <table:table-cell office:value-type="float" office:value="0.000117234970869385">
                <text:p>0.000117234970869385</text:p>
              </table:table-cell>
              <table:table-cell office:value-type="float" office:value="0.000306022012193714">
                <text:p>0.000306022012193714</text:p>
              </table:table-cell>
              <table:table-cell office:value-type="float" office:value="0.000340557471321773">
                <text:p>0.000340557471321773</text:p>
              </table:table-cell>
              <table:table-cell office:value-type="float" office:value="0.000968901935241123">
                <text:p>0.0009689019352411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.0000005">
                <text:p>0.0000005</text:p>
                <draw:g>
                  <svg:desc>Planilha1.D95:Planilha1.I95</svg:desc>
                </draw:g>
              </table:table-cell>
              <table:table-cell office:value-type="float" office:value="0.0001195">
                <text:p>0.0001195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3865">
                <text:p>0.0003865</text:p>
              </table:table-cell>
              <table:table-cell office:value-type="float" office:value="0.0004738">
                <text:p>0.0004738</text:p>
              </table:table-cell>
              <table:table-cell office:value-type="float" office:value="0.0008604">
                <text:p>0.0008604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.000000173333333333333">
                <text:p>0.000000173333333333333</text:p>
                <draw:g>
                  <svg:desc>Planilha1.D96:Planilha1.I96</svg:desc>
                </draw:g>
              </table:table-cell>
              <table:table-cell office:value-type="float" office:value="0.000103270879122872">
                <text:p>0.000103270879122872</text:p>
              </table:table-cell>
              <table:table-cell office:value-type="float" office:value="0.000166181775910889">
                <text:p>0.000166181775910889</text:p>
              </table:table-cell>
              <table:table-cell office:value-type="float" office:value="0.000355690293448691">
                <text:p>0.000355690293448691</text:p>
              </table:table-cell>
              <table:table-cell office:value-type="float" office:value="0.000412374991180754">
                <text:p>0.000412374991180754</text:p>
              </table:table-cell>
              <table:table-cell office:value-type="float" office:value="0.000683146873858002">
                <text:p>0.000683146873858002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.000000826666666666667">
                <text:p>0.000000826666666666667</text:p>
                <draw:g>
                  <svg:desc>Planilha1.D97:Planilha1.I97</svg:desc>
                </draw:g>
              </table:table-cell>
              <table:table-cell office:value-type="float" office:value="0.000135729120877128">
                <text:p>0.000135729120877128</text:p>
              </table:table-cell>
              <table:table-cell office:value-type="float" office:value="0.000197818224089111">
                <text:p>0.000197818224089111</text:p>
              </table:table-cell>
              <table:table-cell office:value-type="float" office:value="0.000417309706551309">
                <text:p>0.000417309706551309</text:p>
              </table:table-cell>
              <table:table-cell office:value-type="float" office:value="0.000535225008819246">
                <text:p>0.000535225008819246</text:p>
              </table:table-cell>
              <table:table-cell office:value-type="float" office:value="0.001037653126142">
                <text:p>0.0010376531261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2.613cm" svg:y="2.338cm" svg:width="10.503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5">
                <text:p>0.0000005</text:p>
                <draw:g>
                  <svg:desc>Planilha1.D111:Planilha1.I111</svg:desc>
                </draw:g>
              </table:table-cell>
              <table:table-cell office:value-type="float" office:value="0.0001958">
                <text:p>0.0001958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4183">
                <text:p>0.0004183</text:p>
              </table:table-cell>
              <table:table-cell office:value-type="float" office:value="0.0007271">
                <text:p>0.0007271</text:p>
              </table:table-cell>
              <table:table-cell office:value-type="float" office:value="0.0012737">
                <text:p>0.0012737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112:Planilha1.I112</svg:desc>
                </draw:g>
              </table:table-cell>
              <table:table-cell office:value-type="float" office:value="0.000172426001302492">
                <text:p>0.000172426001302492</text:p>
              </table:table-cell>
              <table:table-cell office:value-type="float" office:value="0.000321438574647004">
                <text:p>0.000321438574647004</text:p>
              </table:table-cell>
              <table:table-cell office:value-type="float" office:value="0.000358438799046832">
                <text:p>0.000358438799046832</text:p>
              </table:table-cell>
              <table:table-cell office:value-type="float" office:value="0.000563877653441693">
                <text:p>0.000563877653441693</text:p>
              </table:table-cell>
              <table:table-cell office:value-type="float" office:value="0.000960527946298595">
                <text:p>0.000960527946298595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113:Planilha1.I113</svg:desc>
                </draw:g>
              </table:table-cell>
              <table:table-cell office:value-type="float" office:value="0.000219173998697508">
                <text:p>0.000219173998697508</text:p>
              </table:table-cell>
              <table:table-cell office:value-type="float" office:value="0.000402561425352996">
                <text:p>0.000402561425352996</text:p>
              </table:table-cell>
              <table:table-cell office:value-type="float" office:value="0.000478161200953168">
                <text:p>0.000478161200953168</text:p>
              </table:table-cell>
              <table:table-cell office:value-type="float" office:value="0.000890322346558307">
                <text:p>0.000890322346558307</text:p>
              </table:table-cell>
              <table:table-cell office:value-type="float" office:value="0.0015868720537014">
                <text:p>0.00158687205370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2.614cm" svg:y="2.337cm" svg:width="10.503cm" svg:height="4.855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4">
                <text:p>0.0000004</text:p>
                <draw:g>
                  <svg:desc>Planilha1.D127:Planilha1.I127</svg:desc>
                </draw:g>
              </table:table-cell>
              <table:table-cell office:value-type="float" office:value="0.0003834">
                <text:p>0.0003834</text:p>
              </table:table-cell>
              <table:table-cell office:value-type="float" office:value="0.0005004">
                <text:p>0.0005004</text:p>
              </table:table-cell>
              <table:table-cell office:value-type="float" office:value="0.0007274">
                <text:p>0.0007274</text:p>
              </table:table-cell>
              <table:table-cell office:value-type="float" office:value="0.0003778">
                <text:p>0.0003778</text:p>
              </table:table-cell>
              <table:table-cell office:value-type="float" office:value="0.0006891">
                <text:p>0.0006891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1.D128:Planilha1.I128</svg:desc>
                </draw:g>
              </table:table-cell>
              <table:table-cell office:value-type="float" office:value="0.00033733633962535">
                <text:p>0.00033733633962535</text:p>
              </table:table-cell>
              <table:table-cell office:value-type="float" office:value="0.000414307026339092">
                <text:p>0.000414307026339092</text:p>
              </table:table-cell>
              <table:table-cell office:value-type="float" office:value="0.000689507567826807">
                <text:p>0.000689507567826807</text:p>
              </table:table-cell>
              <table:table-cell office:value-type="float" office:value="0.00031306933701354">
                <text:p>0.00031306933701354</text:p>
              </table:table-cell>
              <table:table-cell office:value-type="float" office:value="0.00048863641200014">
                <text:p>0.00048863641200014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1.D129:Planilha1.I129</svg:desc>
                </draw:g>
              </table:table-cell>
              <table:table-cell office:value-type="float" office:value="0.00042946366037465">
                <text:p>0.00042946366037465</text:p>
              </table:table-cell>
              <table:table-cell office:value-type="float" office:value="0.000586492973660908">
                <text:p>0.000586492973660908</text:p>
              </table:table-cell>
              <table:table-cell office:value-type="float" office:value="0.000765292432173193">
                <text:p>0.000765292432173193</text:p>
              </table:table-cell>
              <table:table-cell office:value-type="float" office:value="0.00044253066298646">
                <text:p>0.00044253066298646</text:p>
              </table:table-cell>
              <table:table-cell office:value-type="float" office:value="0.00088956358799986">
                <text:p>0.000889563587999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C14:Planilha2.I17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34">
                <text:p>0.0000034</text:p>
                <draw:g>
                  <svg:desc>Planilha2.D15:Planilha2.I15</svg:desc>
                </draw:g>
              </table:table-cell>
              <table:table-cell office:value-type="float" office:value="0.0000314">
                <text:p>0.0000314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97">
                <text:p>0.0000797</text:p>
              </table:table-cell>
              <table:table-cell office:value-type="float" office:value="0.0003975">
                <text:p>0.0003975</text:p>
              </table:table-cell>
              <table:table-cell office:value-type="float" office:value="0.0013319">
                <text:p>0.0013319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30491644936896">
                <text:p>-0.0000030491644936896</text:p>
                <draw:g>
                  <svg:desc>Planilha2.D16:Planilha2.I16</svg:desc>
                </draw:g>
              </table:table-cell>
              <table:table-cell office:value-type="float" office:value="0.0000268716882714293">
                <text:p>0.0000268716882714293</text:p>
              </table:table-cell>
              <table:table-cell office:value-type="float" office:value="0.0000536536826484171">
                <text:p>0.0000536536826484171</text:p>
              </table:table-cell>
              <table:table-cell office:value-type="float" office:value="0.000075182541324053">
                <text:p>0.000075182541324053</text:p>
              </table:table-cell>
              <table:table-cell office:value-type="float" office:value="0.000282671485655057">
                <text:p>0.000282671485655057</text:p>
              </table:table-cell>
              <table:table-cell office:value-type="float" office:value="0.00109015864139448">
                <text:p>0.00109015864139448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98491644936896">
                <text:p>0.0000098491644936896</text:p>
                <draw:g>
                  <svg:desc>Planilha2.D17:Planilha2.I17</svg:desc>
                </draw:g>
              </table:table-cell>
              <table:table-cell office:value-type="float" office:value="0.0000359283117285707">
                <text:p>0.0000359283117285707</text:p>
              </table:table-cell>
              <table:table-cell office:value-type="float" office:value="0.0000703463173515829">
                <text:p>0.0000703463173515829</text:p>
              </table:table-cell>
              <table:table-cell office:value-type="float" office:value="0.000084217458675947">
                <text:p>0.000084217458675947</text:p>
              </table:table-cell>
              <table:table-cell office:value-type="float" office:value="0.000512328514344943">
                <text:p>0.000512328514344943</text:p>
              </table:table-cell>
              <table:table-cell office:value-type="float" office:value="0.00157364135860552">
                <text:p>0.001573641358605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